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row table:style-name="ro1">
          <table:table-cell office:value-type="string">
            <text:p>Time[s]</text:p>
          </table:table-cell>
          <table:table-cell office:value-type="string">
            <text:p><text:s/>Channel 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1.52659">
            <text:p>1.5265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53584">
            <text:p>1.53584</text:p>
          </table:table-cell>
          <table:table-cell office:value-type="float" office:value="1">
            <text:p>1</text:p>
          </table:table-cell>
          <table:table-cell/>
          <table:table-cell table:formula="of:=[.A4]-[.A3]" office:value-type="float" office:value="0.00924999999999998">
            <text:p>0.00925</text:p>
          </table:table-cell>
          <table:table-cell table:formula="of:=[.D4]*1000000" office:value-type="float" office:value="9249.99999999998">
            <text:p>9250</text:p>
          </table:table-cell>
          <table:table-cell/>
          <table:table-cell office:value-type="float" office:value="9230.00000000007">
            <text:p>9230.0000000001</text:p>
          </table:table-cell>
          <table:table-cell/>
          <table:table-cell table:formula="of:=([.G4]-[.E4])/[.E4]*100" office:value-type="float" office:value="-0.216216216215233">
            <text:p>-0.2162162162</text:p>
          </table:table-cell>
          <table:table-cell table:formula="of:=IF(ABS([.I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017">
            <text:p>1.54017</text:p>
          </table:table-cell>
          <table:table-cell office:value-type="float" office:value="0">
            <text:p>0</text:p>
          </table:table-cell>
          <table:table-cell/>
          <table:table-cell table:formula="of:=[.A5]-[.A4]" office:value-type="float" office:value="0.00432999999999995">
            <text:p>0.00433</text:p>
          </table:table-cell>
          <table:table-cell table:formula="of:=[.D5]*1000000" office:value-type="float" office:value="4329.99999999995">
            <text:p>4330</text:p>
          </table:table-cell>
          <table:table-cell/>
          <table:table-cell office:value-type="float" office:value="4359.9999999997">
            <text:p>4359.9999999997</text:p>
          </table:table-cell>
          <table:table-cell/>
          <table:table-cell table:formula="of:=([.G5]-[.E5])/[.E5]*100" office:value-type="float" office:value="0.692840646645545">
            <text:p>0.6928406466</text:p>
          </table:table-cell>
          <table:table-cell table:formula="of:=IF(ABS([.I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091">
            <text:p>1.54091</text:p>
          </table:table-cell>
          <table:table-cell office:value-type="float" office:value="1">
            <text:p>1</text:p>
          </table:table-cell>
          <table:table-cell/>
          <table:table-cell table:formula="of:=[.A6]-[.A5]" office:value-type="float" office:value="0.000739999999999963">
            <text:p>0.00074</text:p>
          </table:table-cell>
          <table:table-cell table:formula="of:=[.D6]*1000000" office:value-type="float" office:value="739.999999999963">
            <text:p>740</text:p>
          </table:table-cell>
          <table:table-cell/>
          <table:table-cell office:value-type="float" office:value="740.000000000185">
            <text:p>740.0000000002</text:p>
          </table:table-cell>
          <table:table-cell/>
          <table:table-cell table:formula="of:=([.G6]-[.E6])/[.E6]*100" office:value-type="float" office:value="0.000000000030004107306801">
            <text:p>3.0004107306801E-011</text:p>
          </table:table-cell>
          <table:table-cell table:formula="of:=IF(ABS([.I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28">
            <text:p>1.5428</text:p>
          </table:table-cell>
          <table:table-cell office:value-type="float" office:value="0">
            <text:p>0</text:p>
          </table:table-cell>
          <table:table-cell/>
          <table:table-cell table:formula="of:=[.A7]-[.A6]" office:value-type="float" office:value="0.00189000000000017">
            <text:p>0.00189</text:p>
          </table:table-cell>
          <table:table-cell table:formula="of:=[.D7]*1000000" office:value-type="float" office:value="1890.00000000017">
            <text:p>1890.0000000002</text:p>
          </table:table-cell>
          <table:table-cell/>
          <table:table-cell office:value-type="float" office:value="1889.99999999995">
            <text:p>1890</text:p>
          </table:table-cell>
          <table:table-cell/>
          <table:table-cell table:formula="of:=([.G7]-[.E7])/[.E7]*100" office:value-type="float" office:value="-0.0000000000117536550744983">
            <text:p>-1.17536550744983E-011</text:p>
          </table:table-cell>
          <table:table-cell table:formula="of:=IF(ABS([.I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351">
            <text:p>1.54351</text:p>
          </table:table-cell>
          <table:table-cell office:value-type="float" office:value="1">
            <text:p>1</text:p>
          </table:table-cell>
          <table:table-cell/>
          <table:table-cell table:formula="of:=[.A8]-[.A7]" office:value-type="float" office:value="0.000709999999999766">
            <text:p>0.00071</text:p>
          </table:table-cell>
          <table:table-cell table:formula="of:=[.D8]*1000000" office:value-type="float" office:value="709.999999999766">
            <text:p>70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8]-[.E8])/[.E8]*100" office:value-type="float" office:value="0.0000000000312718864887872">
            <text:p>3.12718864887872E-011</text:p>
          </table:table-cell>
          <table:table-cell table:formula="of:=IF(ABS([.I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54">
            <text:p>1.5454</text:p>
          </table:table-cell>
          <table:table-cell office:value-type="float" office:value="0">
            <text:p>0</text:p>
          </table:table-cell>
          <table:table-cell/>
          <table:table-cell table:formula="of:=[.A9]-[.A8]" office:value-type="float" office:value="0.00188999999999995">
            <text:p>0.00189</text:p>
          </table:table-cell>
          <table:table-cell table:formula="of:=[.D9]*1000000" office:value-type="float" office:value="1889.99999999995">
            <text:p>1890</text:p>
          </table:table-cell>
          <table:table-cell/>
          <table:table-cell office:value-type="float" office:value="1889.99999999995">
            <text:p>1890</text:p>
          </table:table-cell>
          <table:table-cell/>
          <table:table-cell table:formula="of:=([.G9]-[.E9])/[.E9]*100" office:value-type="float" office:value="0">
            <text:p>0</text:p>
          </table:table-cell>
          <table:table-cell table:formula="of:=IF(ABS([.I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612">
            <text:p>1.54612</text:p>
          </table:table-cell>
          <table:table-cell office:value-type="float" office:value="1">
            <text:p>1</text:p>
          </table:table-cell>
          <table:table-cell/>
          <table:table-cell table:formula="of:=[.A10]-[.A9]" office:value-type="float" office:value="0.000720000000000276">
            <text:p>0.00072</text:p>
          </table:table-cell>
          <table:table-cell table:formula="of:=[.D10]*1000000" office:value-type="float" office:value="720.000000000276">
            <text:p>720.0000000003</text:p>
          </table:table-cell>
          <table:table-cell/>
          <table:table-cell office:value-type="float" office:value="710.00000000021">
            <text:p>710.0000000002</text:p>
          </table:table-cell>
          <table:table-cell/>
          <table:table-cell table:formula="of:=([.G10]-[.E10])/[.E10]*100" office:value-type="float" office:value="-1.38888888889747">
            <text:p>-1.3888888889</text:p>
          </table:table-cell>
          <table:table-cell table:formula="of:=IF(ABS([.I1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676">
            <text:p>1.54676</text:p>
          </table:table-cell>
          <table:table-cell office:value-type="float" office:value="0">
            <text:p>0</text:p>
          </table:table-cell>
          <table:table-cell/>
          <table:table-cell table:formula="of:=[.A11]-[.A10]" office:value-type="float" office:value="0.000639999999999752">
            <text:p>0.00064</text:p>
          </table:table-cell>
          <table:table-cell table:formula="of:=[.D11]*1000000" office:value-type="float" office:value="639.999999999752">
            <text:p>639.9999999998</text:p>
          </table:table-cell>
          <table:table-cell/>
          <table:table-cell office:value-type="float" office:value="649.999999999817">
            <text:p>649.9999999998</text:p>
          </table:table-cell>
          <table:table-cell/>
          <table:table-cell table:formula="of:=([.G11]-[.E11])/[.E11]*100" office:value-type="float" office:value="1.56250000001084">
            <text:p>1.5625</text:p>
          </table:table-cell>
          <table:table-cell table:formula="of:=IF(ABS([.I1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747">
            <text:p>1.54747</text:p>
          </table:table-cell>
          <table:table-cell office:value-type="float" office:value="1">
            <text:p>1</text:p>
          </table:table-cell>
          <table:table-cell/>
          <table:table-cell table:formula="of:=[.A12]-[.A11]" office:value-type="float" office:value="0.00071000000000021">
            <text:p>0.00071</text:p>
          </table:table-cell>
          <table:table-cell table:formula="of:=[.D12]*1000000" office:value-type="float" office:value="710.00000000021">
            <text:p>710.0000000002</text:p>
          </table:table-cell>
          <table:table-cell/>
          <table:table-cell office:value-type="float" office:value="710.00000000021">
            <text:p>710.0000000002</text:p>
          </table:table-cell>
          <table:table-cell/>
          <table:table-cell table:formula="of:=([.G12]-[.E12])/[.E12]*100" office:value-type="float" office:value="0">
            <text:p>0</text:p>
          </table:table-cell>
          <table:table-cell table:formula="of:=IF(ABS([.I1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812">
            <text:p>1.54812</text:p>
          </table:table-cell>
          <table:table-cell office:value-type="float" office:value="0">
            <text:p>0</text:p>
          </table:table-cell>
          <table:table-cell/>
          <table:table-cell table:formula="of:=[.A13]-[.A12]" office:value-type="float" office:value="0.000649999999999817">
            <text:p>0.00065</text:p>
          </table:table-cell>
          <table:table-cell table:formula="of:=[.D13]*1000000" office:value-type="float" office:value="649.999999999817">
            <text:p>649.9999999998</text:p>
          </table:table-cell>
          <table:table-cell/>
          <table:table-cell office:value-type="float" office:value="649.999999999817">
            <text:p>649.9999999998</text:p>
          </table:table-cell>
          <table:table-cell/>
          <table:table-cell table:formula="of:=([.G13]-[.E13])/[.E13]*100" office:value-type="float" office:value="0">
            <text:p>0</text:p>
          </table:table-cell>
          <table:table-cell table:formula="of:=IF(ABS([.I1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883">
            <text:p>1.54883</text:p>
          </table:table-cell>
          <table:table-cell office:value-type="float" office:value="1">
            <text:p>1</text:p>
          </table:table-cell>
          <table:table-cell/>
          <table:table-cell table:formula="of:=[.A14]-[.A13]" office:value-type="float" office:value="0.00071000000000021">
            <text:p>0.00071</text:p>
          </table:table-cell>
          <table:table-cell table:formula="of:=[.D14]*1000000" office:value-type="float" office:value="710.00000000021">
            <text:p>710.0000000002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14]-[.E14])/[.E14]*100" office:value-type="float" office:value="-0.0000000000312718864887676">
            <text:p>-3.12718864887676E-011</text:p>
          </table:table-cell>
          <table:table-cell table:formula="of:=IF(ABS([.I1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4948">
            <text:p>1.54948</text:p>
          </table:table-cell>
          <table:table-cell office:value-type="float" office:value="0">
            <text:p>0</text:p>
          </table:table-cell>
          <table:table-cell/>
          <table:table-cell table:formula="of:=[.A15]-[.A14]" office:value-type="float" office:value="0.000649999999999817">
            <text:p>0.00065</text:p>
          </table:table-cell>
          <table:table-cell table:formula="of:=[.D15]*1000000" office:value-type="float" office:value="649.999999999817">
            <text:p>649.9999999998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15]-[.E15])/[.E15]*100" office:value-type="float" office:value="0.0000000000341585221646736">
            <text:p>3.41585221646736E-011</text:p>
          </table:table-cell>
          <table:table-cell table:formula="of:=IF(ABS([.I1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5019">
            <text:p>1.55019</text:p>
          </table:table-cell>
          <table:table-cell office:value-type="float" office:value="1">
            <text:p>1</text:p>
          </table:table-cell>
          <table:table-cell/>
          <table:table-cell table:formula="of:=[.A16]-[.A15]" office:value-type="float" office:value="0.00071000000000021">
            <text:p>0.00071</text:p>
          </table:table-cell>
          <table:table-cell table:formula="of:=[.D16]*1000000" office:value-type="float" office:value="710.00000000021">
            <text:p>710.0000000002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16]-[.E16])/[.E16]*100" office:value-type="float" office:value="-0.0000000000312718864887676">
            <text:p>-3.12718864887676E-011</text:p>
          </table:table-cell>
          <table:table-cell table:formula="of:=IF(ABS([.I1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5084">
            <text:p>1.55084</text:p>
          </table:table-cell>
          <table:table-cell office:value-type="float" office:value="0">
            <text:p>0</text:p>
          </table:table-cell>
          <table:table-cell/>
          <table:table-cell table:formula="of:=[.A17]-[.A16]" office:value-type="float" office:value="0.000649999999999817">
            <text:p>0.00065</text:p>
          </table:table-cell>
          <table:table-cell table:formula="of:=[.D17]*1000000" office:value-type="float" office:value="649.999999999817">
            <text:p>649.9999999998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17]-[.E17])/[.E17]*100" office:value-type="float" office:value="0.0000000000341585221646736">
            <text:p>3.41585221646736E-011</text:p>
          </table:table-cell>
          <table:table-cell table:formula="of:=IF(ABS([.I1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5155">
            <text:p>1.55155</text:p>
          </table:table-cell>
          <table:table-cell office:value-type="float" office:value="1">
            <text:p>1</text:p>
          </table:table-cell>
          <table:table-cell/>
          <table:table-cell table:formula="of:=[.A18]-[.A17]" office:value-type="float" office:value="0.00071000000000021">
            <text:p>0.00071</text:p>
          </table:table-cell>
          <table:table-cell table:formula="of:=[.D18]*1000000" office:value-type="float" office:value="710.00000000021">
            <text:p>710.0000000002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18]-[.E18])/[.E18]*100" office:value-type="float" office:value="-0.0000000000312718864887676">
            <text:p>-3.12718864887676E-011</text:p>
          </table:table-cell>
          <table:table-cell table:formula="of:=IF(ABS([.I1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5344">
            <text:p>1.55344</text:p>
          </table:table-cell>
          <table:table-cell office:value-type="float" office:value="0">
            <text:p>0</text:p>
          </table:table-cell>
          <table:table-cell/>
          <table:table-cell table:formula="of:=[.A19]-[.A18]" office:value-type="float" office:value="0.00188999999999995">
            <text:p>0.00189</text:p>
          </table:table-cell>
          <table:table-cell table:formula="of:=[.D19]*1000000" office:value-type="float" office:value="1889.99999999995">
            <text:p>1890</text:p>
          </table:table-cell>
          <table:table-cell/>
          <table:table-cell office:value-type="float" office:value="1889.99999999995">
            <text:p>1890</text:p>
          </table:table-cell>
          <table:table-cell/>
          <table:table-cell table:formula="of:=([.G19]-[.E19])/[.E19]*100" office:value-type="float" office:value="0">
            <text:p>0</text:p>
          </table:table-cell>
          <table:table-cell table:formula="of:=IF(ABS([.I1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5416">
            <text:p>1.55416</text:p>
          </table:table-cell>
          <table:table-cell office:value-type="float" office:value="1">
            <text:p>1</text:p>
          </table:table-cell>
          <table:table-cell/>
          <table:table-cell table:formula="of:=[.A20]-[.A19]" office:value-type="float" office:value="0.000719999999999832">
            <text:p>0.00072</text:p>
          </table:table-cell>
          <table:table-cell table:formula="of:=[.D20]*1000000" office:value-type="float" office:value="719.999999999832">
            <text:p>71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20]-[.E20])/[.E20]*100" office:value-type="float" office:value="-1.38888888886747">
            <text:p>-1.3888888889</text:p>
          </table:table-cell>
          <table:table-cell table:formula="of:=IF(ABS([.I2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5606">
            <text:p>1.55606</text:p>
          </table:table-cell>
          <table:table-cell office:value-type="float" office:value="0">
            <text:p>0</text:p>
          </table:table-cell>
          <table:table-cell/>
          <table:table-cell table:formula="of:=[.A21]-[.A20]" office:value-type="float" office:value="0.00190000000000001">
            <text:p>0.0019</text:p>
          </table:table-cell>
          <table:table-cell table:formula="of:=[.D21]*1000000" office:value-type="float" office:value="1900.00000000001">
            <text:p>1900</text:p>
          </table:table-cell>
          <table:table-cell/>
          <table:table-cell office:value-type="float" office:value="1910.00000000008">
            <text:p>1910.0000000001</text:p>
          </table:table-cell>
          <table:table-cell/>
          <table:table-cell table:formula="of:=([.G21]-[.E21])/[.E21]*100" office:value-type="float" office:value="0.526315789477127">
            <text:p>0.5263157895</text:p>
          </table:table-cell>
          <table:table-cell table:formula="of:=IF(ABS([.I2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5678">
            <text:p>1.55678</text:p>
          </table:table-cell>
          <table:table-cell office:value-type="float" office:value="1">
            <text:p>1</text:p>
          </table:table-cell>
          <table:table-cell/>
          <table:table-cell table:formula="of:=[.A22]-[.A21]" office:value-type="float" office:value="0.000720000000000054">
            <text:p>0.00072</text:p>
          </table:table-cell>
          <table:table-cell table:formula="of:=[.D22]*1000000" office:value-type="float" office:value="720.000000000054">
            <text:p>720.0000000001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22]-[.E22])/[.E22]*100" office:value-type="float" office:value="-1.38888888889788">
            <text:p>-1.3888888889</text:p>
          </table:table-cell>
          <table:table-cell table:formula="of:=IF(ABS([.I2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5867">
            <text:p>1.55867</text:p>
          </table:table-cell>
          <table:table-cell office:value-type="float" office:value="0">
            <text:p>0</text:p>
          </table:table-cell>
          <table:table-cell/>
          <table:table-cell table:formula="of:=[.A23]-[.A22]" office:value-type="float" office:value="0.00188999999999995">
            <text:p>0.00189</text:p>
          </table:table-cell>
          <table:table-cell table:formula="of:=[.D23]*1000000" office:value-type="float" office:value="1889.99999999995">
            <text:p>1890</text:p>
          </table:table-cell>
          <table:table-cell/>
          <table:table-cell office:value-type="float" office:value="1900.00000000001">
            <text:p>1900</text:p>
          </table:table-cell>
          <table:table-cell/>
          <table:table-cell table:formula="of:=([.G23]-[.E23])/[.E23]*100" office:value-type="float" office:value="0.529100529104009">
            <text:p>0.5291005291</text:p>
          </table:table-cell>
          <table:table-cell table:formula="of:=IF(ABS([.I2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5938">
            <text:p>1.55938</text:p>
          </table:table-cell>
          <table:table-cell office:value-type="float" office:value="1">
            <text:p>1</text:p>
          </table:table-cell>
          <table:table-cell/>
          <table:table-cell table:formula="of:=[.A24]-[.A23]" office:value-type="float" office:value="0.000709999999999988">
            <text:p>0.00071</text:p>
          </table:table-cell>
          <table:table-cell table:formula="of:=[.D24]*1000000" office:value-type="float" office:value="709.999999999988">
            <text:p>710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24]-[.E24])/[.E24]*100" office:value-type="float" office:value="0">
            <text:p>0</text:p>
          </table:table-cell>
          <table:table-cell table:formula="of:=IF(ABS([.I2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127">
            <text:p>1.56127</text:p>
          </table:table-cell>
          <table:table-cell office:value-type="float" office:value="0">
            <text:p>0</text:p>
          </table:table-cell>
          <table:table-cell/>
          <table:table-cell table:formula="of:=[.A25]-[.A24]" office:value-type="float" office:value="0.00188999999999995">
            <text:p>0.00189</text:p>
          </table:table-cell>
          <table:table-cell table:formula="of:=[.D25]*1000000" office:value-type="float" office:value="1889.99999999995">
            <text:p>1890</text:p>
          </table:table-cell>
          <table:table-cell/>
          <table:table-cell office:value-type="float" office:value="1889.99999999995">
            <text:p>1890</text:p>
          </table:table-cell>
          <table:table-cell/>
          <table:table-cell table:formula="of:=([.G25]-[.E25])/[.E25]*100" office:value-type="float" office:value="0">
            <text:p>0</text:p>
          </table:table-cell>
          <table:table-cell table:formula="of:=IF(ABS([.I2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198">
            <text:p>1.56198</text:p>
          </table:table-cell>
          <table:table-cell office:value-type="float" office:value="1">
            <text:p>1</text:p>
          </table:table-cell>
          <table:table-cell/>
          <table:table-cell table:formula="of:=[.A26]-[.A25]" office:value-type="float" office:value="0.00071000000000021">
            <text:p>0.00071</text:p>
          </table:table-cell>
          <table:table-cell table:formula="of:=[.D26]*1000000" office:value-type="float" office:value="710.00000000021">
            <text:p>710.0000000002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26]-[.E26])/[.E26]*100" office:value-type="float" office:value="-0.0000000000312718864887676">
            <text:p>-3.12718864887676E-011</text:p>
          </table:table-cell>
          <table:table-cell table:formula="of:=IF(ABS([.I2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387">
            <text:p>1.56387</text:p>
          </table:table-cell>
          <table:table-cell office:value-type="float" office:value="0">
            <text:p>0</text:p>
          </table:table-cell>
          <table:table-cell/>
          <table:table-cell table:formula="of:=[.A27]-[.A26]" office:value-type="float" office:value="0.00188999999999995">
            <text:p>0.00189</text:p>
          </table:table-cell>
          <table:table-cell table:formula="of:=[.D27]*1000000" office:value-type="float" office:value="1889.99999999995">
            <text:p>1890</text:p>
          </table:table-cell>
          <table:table-cell/>
          <table:table-cell office:value-type="float" office:value="1890.00000000017">
            <text:p>1890.0000000002</text:p>
          </table:table-cell>
          <table:table-cell/>
          <table:table-cell table:formula="of:=([.G27]-[.E27])/[.E27]*100" office:value-type="float" office:value="0.0000000000117536550744997">
            <text:p>1.17536550744997E-011</text:p>
          </table:table-cell>
          <table:table-cell table:formula="of:=IF(ABS([.I2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459">
            <text:p>1.56459</text:p>
          </table:table-cell>
          <table:table-cell office:value-type="float" office:value="1">
            <text:p>1</text:p>
          </table:table-cell>
          <table:table-cell/>
          <table:table-cell table:formula="of:=[.A28]-[.A27]" office:value-type="float" office:value="0.000719999999999832">
            <text:p>0.00072</text:p>
          </table:table-cell>
          <table:table-cell table:formula="of:=[.D28]*1000000" office:value-type="float" office:value="719.999999999832">
            <text:p>719.9999999998</text:p>
          </table:table-cell>
          <table:table-cell/>
          <table:table-cell office:value-type="float" office:value="709.999999999766">
            <text:p>709.9999999998</text:p>
          </table:table-cell>
          <table:table-cell/>
          <table:table-cell table:formula="of:=([.G28]-[.E28])/[.E28]*100" office:value-type="float" office:value="-1.38888888889831">
            <text:p>-1.3888888889</text:p>
          </table:table-cell>
          <table:table-cell table:formula="of:=IF(ABS([.I2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523">
            <text:p>1.56523</text:p>
          </table:table-cell>
          <table:table-cell office:value-type="float" office:value="0">
            <text:p>0</text:p>
          </table:table-cell>
          <table:table-cell/>
          <table:table-cell table:formula="of:=[.A29]-[.A28]" office:value-type="float" office:value="0.000640000000000196">
            <text:p>0.00064</text:p>
          </table:table-cell>
          <table:table-cell table:formula="of:=[.D29]*1000000" office:value-type="float" office:value="640.000000000196">
            <text:p>640.0000000002</text:p>
          </table:table-cell>
          <table:table-cell/>
          <table:table-cell office:value-type="float" office:value="650.000000000262">
            <text:p>650.0000000003</text:p>
          </table:table-cell>
          <table:table-cell/>
          <table:table-cell table:formula="of:=([.G29]-[.E29])/[.E29]*100" office:value-type="float" office:value="1.56250000000975">
            <text:p>1.5625</text:p>
          </table:table-cell>
          <table:table-cell table:formula="of:=IF(ABS([.I2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595">
            <text:p>1.56595</text:p>
          </table:table-cell>
          <table:table-cell office:value-type="float" office:value="1">
            <text:p>1</text:p>
          </table:table-cell>
          <table:table-cell/>
          <table:table-cell table:formula="of:=[.A30]-[.A29]" office:value-type="float" office:value="0.000719999999999832">
            <text:p>0.00072</text:p>
          </table:table-cell>
          <table:table-cell table:formula="of:=[.D30]*1000000" office:value-type="float" office:value="719.999999999832">
            <text:p>719.9999999998</text:p>
          </table:table-cell>
          <table:table-cell/>
          <table:table-cell office:value-type="float" office:value="709.999999999766">
            <text:p>709.9999999998</text:p>
          </table:table-cell>
          <table:table-cell/>
          <table:table-cell table:formula="of:=([.G30]-[.E30])/[.E30]*100" office:value-type="float" office:value="-1.38888888889831">
            <text:p>-1.3888888889</text:p>
          </table:table-cell>
          <table:table-cell table:formula="of:=IF(ABS([.I3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659">
            <text:p>1.56659</text:p>
          </table:table-cell>
          <table:table-cell office:value-type="float" office:value="0">
            <text:p>0</text:p>
          </table:table-cell>
          <table:table-cell/>
          <table:table-cell table:formula="of:=[.A31]-[.A30]" office:value-type="float" office:value="0.000640000000000196">
            <text:p>0.00064</text:p>
          </table:table-cell>
          <table:table-cell table:formula="of:=[.D31]*1000000" office:value-type="float" office:value="640.000000000196">
            <text:p>640.0000000002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31]-[.E31])/[.E31]*100" office:value-type="float" office:value="1.56249999997506">
            <text:p>1.5625</text:p>
          </table:table-cell>
          <table:table-cell table:formula="of:=IF(ABS([.I3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731">
            <text:p>1.56731</text:p>
          </table:table-cell>
          <table:table-cell office:value-type="float" office:value="1">
            <text:p>1</text:p>
          </table:table-cell>
          <table:table-cell/>
          <table:table-cell table:formula="of:=[.A32]-[.A31]" office:value-type="float" office:value="0.000719999999999832">
            <text:p>0.00072</text:p>
          </table:table-cell>
          <table:table-cell table:formula="of:=[.D32]*1000000" office:value-type="float" office:value="719.999999999832">
            <text:p>71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32]-[.E32])/[.E32]*100" office:value-type="float" office:value="-1.38888888886747">
            <text:p>-1.3888888889</text:p>
          </table:table-cell>
          <table:table-cell table:formula="of:=IF(ABS([.I3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795">
            <text:p>1.56795</text:p>
          </table:table-cell>
          <table:table-cell office:value-type="float" office:value="0">
            <text:p>0</text:p>
          </table:table-cell>
          <table:table-cell/>
          <table:table-cell table:formula="of:=[.A33]-[.A32]" office:value-type="float" office:value="0.000640000000000196">
            <text:p>0.00064</text:p>
          </table:table-cell>
          <table:table-cell table:formula="of:=[.D33]*1000000" office:value-type="float" office:value="640.000000000196">
            <text:p>640.0000000002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33]-[.E33])/[.E33]*100" office:value-type="float" office:value="1.56249999997506">
            <text:p>1.5625</text:p>
          </table:table-cell>
          <table:table-cell table:formula="of:=IF(ABS([.I3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867">
            <text:p>1.56867</text:p>
          </table:table-cell>
          <table:table-cell office:value-type="float" office:value="1">
            <text:p>1</text:p>
          </table:table-cell>
          <table:table-cell/>
          <table:table-cell table:formula="of:=[.A34]-[.A33]" office:value-type="float" office:value="0.000719999999999832">
            <text:p>0.00072</text:p>
          </table:table-cell>
          <table:table-cell table:formula="of:=[.D34]*1000000" office:value-type="float" office:value="719.999999999832">
            <text:p>71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34]-[.E34])/[.E34]*100" office:value-type="float" office:value="-1.38888888886747">
            <text:p>-1.3888888889</text:p>
          </table:table-cell>
          <table:table-cell table:formula="of:=IF(ABS([.I3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6931">
            <text:p>1.56931</text:p>
          </table:table-cell>
          <table:table-cell office:value-type="float" office:value="0">
            <text:p>0</text:p>
          </table:table-cell>
          <table:table-cell/>
          <table:table-cell table:formula="of:=[.A35]-[.A34]" office:value-type="float" office:value="0.000640000000000196">
            <text:p>0.00064</text:p>
          </table:table-cell>
          <table:table-cell table:formula="of:=[.D35]*1000000" office:value-type="float" office:value="640.000000000196">
            <text:p>640.0000000002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35]-[.E35])/[.E35]*100" office:value-type="float" office:value="1.56249999997506">
            <text:p>1.5625</text:p>
          </table:table-cell>
          <table:table-cell table:formula="of:=IF(ABS([.I3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003">
            <text:p>1.57003</text:p>
          </table:table-cell>
          <table:table-cell office:value-type="float" office:value="1">
            <text:p>1</text:p>
          </table:table-cell>
          <table:table-cell/>
          <table:table-cell table:formula="of:=[.A36]-[.A35]" office:value-type="float" office:value="0.000719999999999832">
            <text:p>0.00072</text:p>
          </table:table-cell>
          <table:table-cell table:formula="of:=[.D36]*1000000" office:value-type="float" office:value="719.999999999832">
            <text:p>71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36]-[.E36])/[.E36]*100" office:value-type="float" office:value="-1.38888888886747">
            <text:p>-1.3888888889</text:p>
          </table:table-cell>
          <table:table-cell table:formula="of:=IF(ABS([.I3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193">
            <text:p>1.57193</text:p>
          </table:table-cell>
          <table:table-cell office:value-type="float" office:value="0">
            <text:p>0</text:p>
          </table:table-cell>
          <table:table-cell/>
          <table:table-cell table:formula="of:=[.A37]-[.A36]" office:value-type="float" office:value="0.00190000000000001">
            <text:p>0.0019</text:p>
          </table:table-cell>
          <table:table-cell table:formula="of:=[.D37]*1000000" office:value-type="float" office:value="1900.00000000001">
            <text:p>1900</text:p>
          </table:table-cell>
          <table:table-cell/>
          <table:table-cell office:value-type="float" office:value="1910.00000000008">
            <text:p>1910.0000000001</text:p>
          </table:table-cell>
          <table:table-cell/>
          <table:table-cell table:formula="of:=([.G37]-[.E37])/[.E37]*100" office:value-type="float" office:value="0.526315789477127">
            <text:p>0.5263157895</text:p>
          </table:table-cell>
          <table:table-cell table:formula="of:=IF(ABS([.I3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265">
            <text:p>1.57265</text:p>
          </table:table-cell>
          <table:table-cell office:value-type="float" office:value="1">
            <text:p>1</text:p>
          </table:table-cell>
          <table:table-cell/>
          <table:table-cell table:formula="of:=[.A38]-[.A37]" office:value-type="float" office:value="0.000719999999999832">
            <text:p>0.00072</text:p>
          </table:table-cell>
          <table:table-cell table:formula="of:=[.D38]*1000000" office:value-type="float" office:value="719.999999999832">
            <text:p>719.9999999998</text:p>
          </table:table-cell>
          <table:table-cell/>
          <table:table-cell office:value-type="float" office:value="709.999999999766">
            <text:p>709.9999999998</text:p>
          </table:table-cell>
          <table:table-cell/>
          <table:table-cell table:formula="of:=([.G38]-[.E38])/[.E38]*100" office:value-type="float" office:value="-1.38888888889831">
            <text:p>-1.3888888889</text:p>
          </table:table-cell>
          <table:table-cell table:formula="of:=IF(ABS([.I3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329">
            <text:p>1.57329</text:p>
          </table:table-cell>
          <table:table-cell office:value-type="float" office:value="0">
            <text:p>0</text:p>
          </table:table-cell>
          <table:table-cell/>
          <table:table-cell table:formula="of:=[.A39]-[.A38]" office:value-type="float" office:value="0.000640000000000196">
            <text:p>0.00064</text:p>
          </table:table-cell>
          <table:table-cell table:formula="of:=[.D39]*1000000" office:value-type="float" office:value="640.000000000196">
            <text:p>640.0000000002</text:p>
          </table:table-cell>
          <table:table-cell/>
          <table:table-cell office:value-type="float" office:value="650.000000000262">
            <text:p>650.0000000003</text:p>
          </table:table-cell>
          <table:table-cell/>
          <table:table-cell table:formula="of:=([.G39]-[.E39])/[.E39]*100" office:value-type="float" office:value="1.56250000000975">
            <text:p>1.5625</text:p>
          </table:table-cell>
          <table:table-cell table:formula="of:=IF(ABS([.I3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401">
            <text:p>1.57401</text:p>
          </table:table-cell>
          <table:table-cell office:value-type="float" office:value="1">
            <text:p>1</text:p>
          </table:table-cell>
          <table:table-cell/>
          <table:table-cell table:formula="of:=[.A40]-[.A39]" office:value-type="float" office:value="0.000719999999999832">
            <text:p>0.00072</text:p>
          </table:table-cell>
          <table:table-cell table:formula="of:=[.D40]*1000000" office:value-type="float" office:value="719.999999999832">
            <text:p>719.9999999998</text:p>
          </table:table-cell>
          <table:table-cell/>
          <table:table-cell office:value-type="float" office:value="709.999999999766">
            <text:p>709.9999999998</text:p>
          </table:table-cell>
          <table:table-cell/>
          <table:table-cell table:formula="of:=([.G40]-[.E40])/[.E40]*100" office:value-type="float" office:value="-1.38888888889831">
            <text:p>-1.3888888889</text:p>
          </table:table-cell>
          <table:table-cell table:formula="of:=IF(ABS([.I4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465">
            <text:p>1.57465</text:p>
          </table:table-cell>
          <table:table-cell office:value-type="float" office:value="0">
            <text:p>0</text:p>
          </table:table-cell>
          <table:table-cell/>
          <table:table-cell table:formula="of:=[.A41]-[.A40]" office:value-type="float" office:value="0.000640000000000196">
            <text:p>0.00064</text:p>
          </table:table-cell>
          <table:table-cell table:formula="of:=[.D41]*1000000" office:value-type="float" office:value="640.000000000196">
            <text:p>640.0000000002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41]-[.E41])/[.E41]*100" office:value-type="float" office:value="1.56249999997506">
            <text:p>1.5625</text:p>
          </table:table-cell>
          <table:table-cell table:formula="of:=IF(ABS([.I4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537">
            <text:p>1.57537</text:p>
          </table:table-cell>
          <table:table-cell office:value-type="float" office:value="1">
            <text:p>1</text:p>
          </table:table-cell>
          <table:table-cell/>
          <table:table-cell table:formula="of:=[.A42]-[.A41]" office:value-type="float" office:value="0.000719999999999832">
            <text:p>0.00072</text:p>
          </table:table-cell>
          <table:table-cell table:formula="of:=[.D42]*1000000" office:value-type="float" office:value="719.999999999832">
            <text:p>71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42]-[.E42])/[.E42]*100" office:value-type="float" office:value="-1.38888888886747">
            <text:p>-1.3888888889</text:p>
          </table:table-cell>
          <table:table-cell table:formula="of:=IF(ABS([.I4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601">
            <text:p>1.57601</text:p>
          </table:table-cell>
          <table:table-cell office:value-type="float" office:value="0">
            <text:p>0</text:p>
          </table:table-cell>
          <table:table-cell/>
          <table:table-cell table:formula="of:=[.A43]-[.A42]" office:value-type="float" office:value="0.000640000000000196">
            <text:p>0.00064</text:p>
          </table:table-cell>
          <table:table-cell table:formula="of:=[.D43]*1000000" office:value-type="float" office:value="640.000000000196">
            <text:p>640.0000000002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43]-[.E43])/[.E43]*100" office:value-type="float" office:value="1.56249999997506">
            <text:p>1.5625</text:p>
          </table:table-cell>
          <table:table-cell table:formula="of:=IF(ABS([.I4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673">
            <text:p>1.57673</text:p>
          </table:table-cell>
          <table:table-cell office:value-type="float" office:value="1">
            <text:p>1</text:p>
          </table:table-cell>
          <table:table-cell/>
          <table:table-cell table:formula="of:=[.A44]-[.A43]" office:value-type="float" office:value="0.000719999999999832">
            <text:p>0.00072</text:p>
          </table:table-cell>
          <table:table-cell table:formula="of:=[.D44]*1000000" office:value-type="float" office:value="719.999999999832">
            <text:p>71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44]-[.E44])/[.E44]*100" office:value-type="float" office:value="-1.38888888886747">
            <text:p>-1.3888888889</text:p>
          </table:table-cell>
          <table:table-cell table:formula="of:=IF(ABS([.I4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737">
            <text:p>1.57737</text:p>
          </table:table-cell>
          <table:table-cell office:value-type="float" office:value="0">
            <text:p>0</text:p>
          </table:table-cell>
          <table:table-cell/>
          <table:table-cell table:formula="of:=[.A45]-[.A44]" office:value-type="float" office:value="0.000640000000000196">
            <text:p>0.00064</text:p>
          </table:table-cell>
          <table:table-cell table:formula="of:=[.D45]*1000000" office:value-type="float" office:value="640.000000000196">
            <text:p>640.0000000002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45]-[.E45])/[.E45]*100" office:value-type="float" office:value="1.56249999997506">
            <text:p>1.5625</text:p>
          </table:table-cell>
          <table:table-cell table:formula="of:=IF(ABS([.I4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808">
            <text:p>1.57808</text:p>
          </table:table-cell>
          <table:table-cell office:value-type="float" office:value="1">
            <text:p>1</text:p>
          </table:table-cell>
          <table:table-cell/>
          <table:table-cell table:formula="of:=[.A46]-[.A45]" office:value-type="float" office:value="0.000709999999999766">
            <text:p>0.00071</text:p>
          </table:table-cell>
          <table:table-cell table:formula="of:=[.D46]*1000000" office:value-type="float" office:value="709.999999999766">
            <text:p>70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46]-[.E46])/[.E46]*100" office:value-type="float" office:value="0.0000000000312718864887872">
            <text:p>3.12718864887872E-011</text:p>
          </table:table-cell>
          <table:table-cell table:formula="of:=IF(ABS([.I4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873">
            <text:p>1.57873</text:p>
          </table:table-cell>
          <table:table-cell office:value-type="float" office:value="0">
            <text:p>0</text:p>
          </table:table-cell>
          <table:table-cell/>
          <table:table-cell table:formula="of:=[.A47]-[.A46]" office:value-type="float" office:value="0.000650000000000262">
            <text:p>0.00065</text:p>
          </table:table-cell>
          <table:table-cell table:formula="of:=[.D47]*1000000" office:value-type="float" office:value="650.000000000262">
            <text:p>650.0000000003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47]-[.E47])/[.E47]*100" office:value-type="float" office:value="-0.0000000000341585221646503">
            <text:p>-3.41585221646503E-011</text:p>
          </table:table-cell>
          <table:table-cell table:formula="of:=IF(ABS([.I4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7944">
            <text:p>1.57944</text:p>
          </table:table-cell>
          <table:table-cell office:value-type="float" office:value="1">
            <text:p>1</text:p>
          </table:table-cell>
          <table:table-cell/>
          <table:table-cell table:formula="of:=[.A48]-[.A47]" office:value-type="float" office:value="0.000709999999999766">
            <text:p>0.00071</text:p>
          </table:table-cell>
          <table:table-cell table:formula="of:=[.D48]*1000000" office:value-type="float" office:value="709.999999999766">
            <text:p>70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48]-[.E48])/[.E48]*100" office:value-type="float" office:value="0.0000000000312718864887872">
            <text:p>3.12718864887872E-011</text:p>
          </table:table-cell>
          <table:table-cell table:formula="of:=IF(ABS([.I4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8133">
            <text:p>1.58133</text:p>
          </table:table-cell>
          <table:table-cell office:value-type="float" office:value="0">
            <text:p>0</text:p>
          </table:table-cell>
          <table:table-cell/>
          <table:table-cell table:formula="of:=[.A49]-[.A48]" office:value-type="float" office:value="0.00188999999999995">
            <text:p>0.00189</text:p>
          </table:table-cell>
          <table:table-cell table:formula="of:=[.D49]*1000000" office:value-type="float" office:value="1889.99999999995">
            <text:p>1890</text:p>
          </table:table-cell>
          <table:table-cell/>
          <table:table-cell office:value-type="float" office:value="1889.99999999995">
            <text:p>1890</text:p>
          </table:table-cell>
          <table:table-cell/>
          <table:table-cell table:formula="of:=([.G49]-[.E49])/[.E49]*100" office:value-type="float" office:value="0">
            <text:p>0</text:p>
          </table:table-cell>
          <table:table-cell table:formula="of:=IF(ABS([.I4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8205">
            <text:p>1.58205</text:p>
          </table:table-cell>
          <table:table-cell office:value-type="float" office:value="1">
            <text:p>1</text:p>
          </table:table-cell>
          <table:table-cell/>
          <table:table-cell table:formula="of:=[.A50]-[.A49]" office:value-type="float" office:value="0.000720000000000276">
            <text:p>0.00072</text:p>
          </table:table-cell>
          <table:table-cell table:formula="of:=[.D50]*1000000" office:value-type="float" office:value="720.000000000276">
            <text:p>720.0000000003</text:p>
          </table:table-cell>
          <table:table-cell/>
          <table:table-cell office:value-type="float" office:value="710.00000000021">
            <text:p>710.0000000002</text:p>
          </table:table-cell>
          <table:table-cell/>
          <table:table-cell table:formula="of:=([.G50]-[.E50])/[.E50]*100" office:value-type="float" office:value="-1.38888888889747">
            <text:p>-1.3888888889</text:p>
          </table:table-cell>
          <table:table-cell table:formula="of:=IF(ABS([.I5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8394">
            <text:p>1.58394</text:p>
          </table:table-cell>
          <table:table-cell office:value-type="float" office:value="0">
            <text:p>0</text:p>
          </table:table-cell>
          <table:table-cell/>
          <table:table-cell table:formula="of:=[.A51]-[.A50]" office:value-type="float" office:value="0.00188999999999995">
            <text:p>0.00189</text:p>
          </table:table-cell>
          <table:table-cell table:formula="of:=[.D51]*1000000" office:value-type="float" office:value="1889.99999999995">
            <text:p>1890</text:p>
          </table:table-cell>
          <table:table-cell/>
          <table:table-cell office:value-type="float" office:value="1889.99999999995">
            <text:p>1890</text:p>
          </table:table-cell>
          <table:table-cell/>
          <table:table-cell table:formula="of:=([.G51]-[.E51])/[.E51]*100" office:value-type="float" office:value="0">
            <text:p>0</text:p>
          </table:table-cell>
          <table:table-cell table:formula="of:=IF(ABS([.I5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8465">
            <text:p>1.58465</text:p>
          </table:table-cell>
          <table:table-cell office:value-type="float" office:value="1">
            <text:p>1</text:p>
          </table:table-cell>
          <table:table-cell/>
          <table:table-cell table:formula="of:=[.A52]-[.A51]" office:value-type="float" office:value="0.000709999999999766">
            <text:p>0.00071</text:p>
          </table:table-cell>
          <table:table-cell table:formula="of:=[.D52]*1000000" office:value-type="float" office:value="709.999999999766">
            <text:p>709.9999999998</text:p>
          </table:table-cell>
          <table:table-cell/>
          <table:table-cell office:value-type="float" office:value="719.999999999832">
            <text:p>719.9999999998</text:p>
          </table:table-cell>
          <table:table-cell/>
          <table:table-cell table:formula="of:=([.G52]-[.E52])/[.E52]*100" office:value-type="float" office:value="1.40845070423504">
            <text:p>1.4084507042</text:p>
          </table:table-cell>
          <table:table-cell table:formula="of:=IF(ABS([.I5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8656">
            <text:p>1.58656</text:p>
          </table:table-cell>
          <table:table-cell office:value-type="float" office:value="0">
            <text:p>0</text:p>
          </table:table-cell>
          <table:table-cell/>
          <table:table-cell table:formula="of:=[.A53]-[.A52]" office:value-type="float" office:value="0.00191000000000008">
            <text:p>0.00191</text:p>
          </table:table-cell>
          <table:table-cell table:formula="of:=[.D53]*1000000" office:value-type="float" office:value="1910.00000000008">
            <text:p>1910.0000000001</text:p>
          </table:table-cell>
          <table:table-cell/>
          <table:table-cell office:value-type="float" office:value="1910.00000000008">
            <text:p>1910.0000000001</text:p>
          </table:table-cell>
          <table:table-cell/>
          <table:table-cell table:formula="of:=([.G53]-[.E53])/[.E53]*100" office:value-type="float" office:value="0">
            <text:p>0</text:p>
          </table:table-cell>
          <table:table-cell table:formula="of:=IF(ABS([.I5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8727">
            <text:p>1.58727</text:p>
          </table:table-cell>
          <table:table-cell office:value-type="float" office:value="1">
            <text:p>1</text:p>
          </table:table-cell>
          <table:table-cell/>
          <table:table-cell table:formula="of:=[.A54]-[.A53]" office:value-type="float" office:value="0.00071000000000021">
            <text:p>0.00071</text:p>
          </table:table-cell>
          <table:table-cell table:formula="of:=[.D54]*1000000" office:value-type="float" office:value="710.00000000021">
            <text:p>710.0000000002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54]-[.E54])/[.E54]*100" office:value-type="float" office:value="-0.0000000000312718864887676">
            <text:p>-3.12718864887676E-011</text:p>
          </table:table-cell>
          <table:table-cell table:formula="of:=IF(ABS([.I5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8792">
            <text:p>1.58792</text:p>
          </table:table-cell>
          <table:table-cell office:value-type="float" office:value="0">
            <text:p>0</text:p>
          </table:table-cell>
          <table:table-cell/>
          <table:table-cell table:formula="of:=[.A55]-[.A54]" office:value-type="float" office:value="0.000649999999999817">
            <text:p>0.00065</text:p>
          </table:table-cell>
          <table:table-cell table:formula="of:=[.D55]*1000000" office:value-type="float" office:value="649.999999999817">
            <text:p>649.9999999998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55]-[.E55])/[.E55]*100" office:value-type="float" office:value="0.0000000000341585221646736">
            <text:p>3.41585221646736E-011</text:p>
          </table:table-cell>
          <table:table-cell table:formula="of:=IF(ABS([.I5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8863">
            <text:p>1.58863</text:p>
          </table:table-cell>
          <table:table-cell office:value-type="float" office:value="1">
            <text:p>1</text:p>
          </table:table-cell>
          <table:table-cell/>
          <table:table-cell table:formula="of:=[.A56]-[.A55]" office:value-type="float" office:value="0.00071000000000021">
            <text:p>0.00071</text:p>
          </table:table-cell>
          <table:table-cell table:formula="of:=[.D56]*1000000" office:value-type="float" office:value="710.00000000021">
            <text:p>710.0000000002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56]-[.E56])/[.E56]*100" office:value-type="float" office:value="-0.0000000000312718864887676">
            <text:p>-3.12718864887676E-011</text:p>
          </table:table-cell>
          <table:table-cell table:formula="of:=IF(ABS([.I5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9052">
            <text:p>1.59052</text:p>
          </table:table-cell>
          <table:table-cell office:value-type="float" office:value="0">
            <text:p>0</text:p>
          </table:table-cell>
          <table:table-cell/>
          <table:table-cell table:formula="of:=[.A57]-[.A56]" office:value-type="float" office:value="0.00188999999999995">
            <text:p>0.00189</text:p>
          </table:table-cell>
          <table:table-cell table:formula="of:=[.D57]*1000000" office:value-type="float" office:value="1889.99999999995">
            <text:p>1890</text:p>
          </table:table-cell>
          <table:table-cell/>
          <table:table-cell office:value-type="float" office:value="639.999999999974">
            <text:p>640</text:p>
          </table:table-cell>
          <table:table-cell/>
          <table:table-cell table:formula="of:=([.G57]-[.E57])/[.E57]*100" office:value-type="float" office:value="-66.1375661375666">
            <text:p>-66.1375661376</text:p>
          </table:table-cell>
          <table:table-cell table:formula="of:=IF(ABS([.I57])&gt;10;&quot;&gt;10%&quot;;&quot; &quot;)" office:value-type="string" office:string-value="&gt;10%">
            <text:p>&gt;10%</text:p>
          </table:table-cell>
        </table:table-row>
        <table:table-row table:style-name="ro1">
          <table:table-cell office:value-type="float" office:value="1.59123">
            <text:p>1.59123</text:p>
          </table:table-cell>
          <table:table-cell office:value-type="float" office:value="1">
            <text:p>1</text:p>
          </table:table-cell>
          <table:table-cell/>
          <table:table-cell table:formula="of:=[.A58]-[.A57]" office:value-type="float" office:value="0.000709999999999766">
            <text:p>0.00071</text:p>
          </table:table-cell>
          <table:table-cell table:formula="of:=[.D58]*1000000" office:value-type="float" office:value="709.999999999766">
            <text:p>709.9999999998</text:p>
          </table:table-cell>
          <table:table-cell/>
          <table:table-cell office:value-type="float" office:value="720.000000000054">
            <text:p>720.0000000001</text:p>
          </table:table-cell>
          <table:table-cell/>
          <table:table-cell table:formula="of:=([.G58]-[.E58])/[.E58]*100" office:value-type="float" office:value="1.40845070426631">
            <text:p>1.4084507043</text:p>
          </table:table-cell>
          <table:table-cell table:formula="of:=IF(ABS([.I5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9188">
            <text:p>1.59188</text:p>
          </table:table-cell>
          <table:table-cell office:value-type="float" office:value="0">
            <text:p>0</text:p>
          </table:table-cell>
          <table:table-cell/>
          <table:table-cell table:formula="of:=[.A59]-[.A58]" office:value-type="float" office:value="0.000650000000000262">
            <text:p>0.00065</text:p>
          </table:table-cell>
          <table:table-cell table:formula="of:=[.D59]*1000000" office:value-type="float" office:value="650.000000000262">
            <text:p>650.0000000003</text:p>
          </table:table-cell>
          <table:table-cell/>
          <table:table-cell office:value-type="float" office:value="639.999999999974">
            <text:p>640</text:p>
          </table:table-cell>
          <table:table-cell/>
          <table:table-cell table:formula="of:=([.G59]-[.E59])/[.E59]*100" office:value-type="float" office:value="-1.53846153850515">
            <text:p>-1.5384615385</text:p>
          </table:table-cell>
          <table:table-cell table:formula="of:=IF(ABS([.I5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9259">
            <text:p>1.59259</text:p>
          </table:table-cell>
          <table:table-cell office:value-type="float" office:value="1">
            <text:p>1</text:p>
          </table:table-cell>
          <table:table-cell/>
          <table:table-cell table:formula="of:=[.A60]-[.A59]" office:value-type="float" office:value="0.000709999999999766">
            <text:p>0.00071</text:p>
          </table:table-cell>
          <table:table-cell table:formula="of:=[.D60]*1000000" office:value-type="float" office:value="709.999999999766">
            <text:p>709.9999999998</text:p>
          </table:table-cell>
          <table:table-cell/>
          <table:table-cell office:value-type="float" office:value="719.999999999832">
            <text:p>719.9999999998</text:p>
          </table:table-cell>
          <table:table-cell/>
          <table:table-cell table:formula="of:=([.G60]-[.E60])/[.E60]*100" office:value-type="float" office:value="1.40845070423504">
            <text:p>1.4084507042</text:p>
          </table:table-cell>
          <table:table-cell table:formula="of:=IF(ABS([.I6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9448">
            <text:p>1.59448</text:p>
          </table:table-cell>
          <table:table-cell office:value-type="float" office:value="0">
            <text:p>0</text:p>
          </table:table-cell>
          <table:table-cell/>
          <table:table-cell table:formula="of:=[.A61]-[.A60]" office:value-type="float" office:value="0.00188999999999995">
            <text:p>0.00189</text:p>
          </table:table-cell>
          <table:table-cell table:formula="of:=[.D61]*1000000" office:value-type="float" office:value="1889.99999999995">
            <text:p>1890</text:p>
          </table:table-cell>
          <table:table-cell/>
          <table:table-cell office:value-type="float" office:value="640.000000000196">
            <text:p>640.0000000002</text:p>
          </table:table-cell>
          <table:table-cell/>
          <table:table-cell table:formula="of:=([.G61]-[.E61])/[.E61]*100" office:value-type="float" office:value="-66.1375661375548">
            <text:p>-66.1375661376</text:p>
          </table:table-cell>
          <table:table-cell table:formula="of:=IF(ABS([.I61])&gt;10;&quot;&gt;10%&quot;;&quot; &quot;)" office:value-type="string" office:string-value="&gt;10%">
            <text:p>&gt;10%</text:p>
          </table:table-cell>
        </table:table-row>
        <table:table-row table:style-name="ro1">
          <table:table-cell office:value-type="float" office:value="1.5952">
            <text:p>1.5952</text:p>
          </table:table-cell>
          <table:table-cell office:value-type="float" office:value="1">
            <text:p>1</text:p>
          </table:table-cell>
          <table:table-cell/>
          <table:table-cell table:formula="of:=[.A62]-[.A61]" office:value-type="float" office:value="0.000720000000000276">
            <text:p>0.00072</text:p>
          </table:table-cell>
          <table:table-cell table:formula="of:=[.D62]*1000000" office:value-type="float" office:value="720.000000000276">
            <text:p>720.0000000003</text:p>
          </table:table-cell>
          <table:table-cell/>
          <table:table-cell office:value-type="float" office:value="719.999999999832">
            <text:p>719.9999999998</text:p>
          </table:table-cell>
          <table:table-cell/>
          <table:table-cell table:formula="of:=([.G62]-[.E62])/[.E62]*100" office:value-type="float" office:value="-0.0000000000616908993025255">
            <text:p>-6.16908993025255E-011</text:p>
          </table:table-cell>
          <table:table-cell table:formula="of:=IF(ABS([.I6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9709">
            <text:p>1.59709</text:p>
          </table:table-cell>
          <table:table-cell office:value-type="float" office:value="0">
            <text:p>0</text:p>
          </table:table-cell>
          <table:table-cell/>
          <table:table-cell table:formula="of:=[.A63]-[.A62]" office:value-type="float" office:value="0.00188999999999995">
            <text:p>0.00189</text:p>
          </table:table-cell>
          <table:table-cell table:formula="of:=[.D63]*1000000" office:value-type="float" office:value="1889.99999999995">
            <text:p>1890</text:p>
          </table:table-cell>
          <table:table-cell/>
          <table:table-cell office:value-type="float" office:value="640.000000000196">
            <text:p>640.0000000002</text:p>
          </table:table-cell>
          <table:table-cell/>
          <table:table-cell table:formula="of:=([.G63]-[.E63])/[.E63]*100" office:value-type="float" office:value="-66.1375661375548">
            <text:p>-66.1375661376</text:p>
          </table:table-cell>
          <table:table-cell table:formula="of:=IF(ABS([.I63])&gt;10;&quot;&gt;10%&quot;;&quot; &quot;)" office:value-type="string" office:string-value="&gt;10%">
            <text:p>&gt;10%</text:p>
          </table:table-cell>
        </table:table-row>
        <table:table-row table:style-name="ro1">
          <table:table-cell office:value-type="float" office:value="1.5978">
            <text:p>1.5978</text:p>
          </table:table-cell>
          <table:table-cell office:value-type="float" office:value="1">
            <text:p>1</text:p>
          </table:table-cell>
          <table:table-cell/>
          <table:table-cell table:formula="of:=[.A64]-[.A63]" office:value-type="float" office:value="0.000709999999999766">
            <text:p>0.00071</text:p>
          </table:table-cell>
          <table:table-cell table:formula="of:=[.D64]*1000000" office:value-type="float" office:value="709.999999999766">
            <text:p>709.9999999998</text:p>
          </table:table-cell>
          <table:table-cell/>
          <table:table-cell office:value-type="float" office:value="719.999999999832">
            <text:p>719.9999999998</text:p>
          </table:table-cell>
          <table:table-cell/>
          <table:table-cell table:formula="of:=([.G64]-[.E64])/[.E64]*100" office:value-type="float" office:value="1.40845070423504">
            <text:p>1.4084507042</text:p>
          </table:table-cell>
          <table:table-cell table:formula="of:=IF(ABS([.I6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9845">
            <text:p>1.59845</text:p>
          </table:table-cell>
          <table:table-cell office:value-type="float" office:value="0">
            <text:p>0</text:p>
          </table:table-cell>
          <table:table-cell/>
          <table:table-cell table:formula="of:=[.A65]-[.A64]" office:value-type="float" office:value="0.000650000000000262">
            <text:p>0.00065</text:p>
          </table:table-cell>
          <table:table-cell table:formula="of:=[.D65]*1000000" office:value-type="float" office:value="650.000000000262">
            <text:p>650.0000000003</text:p>
          </table:table-cell>
          <table:table-cell/>
          <table:table-cell office:value-type="float" office:value="640.000000000196">
            <text:p>640.0000000002</text:p>
          </table:table-cell>
          <table:table-cell/>
          <table:table-cell table:formula="of:=([.G65]-[.E65])/[.E65]*100" office:value-type="float" office:value="-1.53846153847099">
            <text:p>-1.5384615385</text:p>
          </table:table-cell>
          <table:table-cell table:formula="of:=IF(ABS([.I6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9916">
            <text:p>1.59916</text:p>
          </table:table-cell>
          <table:table-cell office:value-type="float" office:value="1">
            <text:p>1</text:p>
          </table:table-cell>
          <table:table-cell/>
          <table:table-cell table:formula="of:=[.A66]-[.A65]" office:value-type="float" office:value="0.000709999999999766">
            <text:p>0.00071</text:p>
          </table:table-cell>
          <table:table-cell table:formula="of:=[.D66]*1000000" office:value-type="float" office:value="709.999999999766">
            <text:p>709.9999999998</text:p>
          </table:table-cell>
          <table:table-cell/>
          <table:table-cell office:value-type="float" office:value="719.999999999832">
            <text:p>719.9999999998</text:p>
          </table:table-cell>
          <table:table-cell/>
          <table:table-cell table:formula="of:=([.G66]-[.E66])/[.E66]*100" office:value-type="float" office:value="1.40845070423504">
            <text:p>1.4084507042</text:p>
          </table:table-cell>
          <table:table-cell table:formula="of:=IF(ABS([.I6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59981">
            <text:p>1.59981</text:p>
          </table:table-cell>
          <table:table-cell office:value-type="float" office:value="0">
            <text:p>0</text:p>
          </table:table-cell>
          <table:table-cell/>
          <table:table-cell table:formula="of:=[.A67]-[.A66]" office:value-type="float" office:value="0.000650000000000262">
            <text:p>0.00065</text:p>
          </table:table-cell>
          <table:table-cell table:formula="of:=[.D67]*1000000" office:value-type="float" office:value="650.000000000262">
            <text:p>650.0000000003</text:p>
          </table:table-cell>
          <table:table-cell/>
          <table:table-cell office:value-type="float" office:value="640.000000000196">
            <text:p>640.0000000002</text:p>
          </table:table-cell>
          <table:table-cell/>
          <table:table-cell table:formula="of:=([.G67]-[.E67])/[.E67]*100" office:value-type="float" office:value="-1.53846153847099">
            <text:p>-1.5384615385</text:p>
          </table:table-cell>
          <table:table-cell table:formula="of:=IF(ABS([.I6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052">
            <text:p>1.60052</text:p>
          </table:table-cell>
          <table:table-cell office:value-type="float" office:value="1">
            <text:p>1</text:p>
          </table:table-cell>
          <table:table-cell/>
          <table:table-cell table:formula="of:=[.A68]-[.A67]" office:value-type="float" office:value="0.000709999999999766">
            <text:p>0.00071</text:p>
          </table:table-cell>
          <table:table-cell table:formula="of:=[.D68]*1000000" office:value-type="float" office:value="709.999999999766">
            <text:p>709.9999999998</text:p>
          </table:table-cell>
          <table:table-cell/>
          <table:table-cell office:value-type="float" office:value="719.999999999832">
            <text:p>719.9999999998</text:p>
          </table:table-cell>
          <table:table-cell/>
          <table:table-cell table:formula="of:=([.G68]-[.E68])/[.E68]*100" office:value-type="float" office:value="1.40845070423504">
            <text:p>1.4084507042</text:p>
          </table:table-cell>
          <table:table-cell table:formula="of:=IF(ABS([.I6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118">
            <text:p>1.60118</text:p>
          </table:table-cell>
          <table:table-cell office:value-type="float" office:value="0">
            <text:p>0</text:p>
          </table:table-cell>
          <table:table-cell/>
          <table:table-cell table:formula="of:=[.A69]-[.A68]" office:value-type="float" office:value="0.000660000000000105">
            <text:p>0.00066</text:p>
          </table:table-cell>
          <table:table-cell table:formula="of:=[.D69]*1000000" office:value-type="float" office:value="660.000000000105">
            <text:p>660.0000000001</text:p>
          </table:table-cell>
          <table:table-cell/>
          <table:table-cell office:value-type="float" office:value="659.999999999883">
            <text:p>659.9999999999</text:p>
          </table:table-cell>
          <table:table-cell/>
          <table:table-cell table:formula="of:=([.G69]-[.E69])/[.E69]*100" office:value-type="float" office:value="-0.0000000000336409687985274">
            <text:p>-3.36409687985274E-011</text:p>
          </table:table-cell>
          <table:table-cell table:formula="of:=IF(ABS([.I6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19">
            <text:p>1.6019</text:p>
          </table:table-cell>
          <table:table-cell office:value-type="float" office:value="1">
            <text:p>1</text:p>
          </table:table-cell>
          <table:table-cell/>
          <table:table-cell table:formula="of:=[.A70]-[.A69]" office:value-type="float" office:value="0.000720000000000054">
            <text:p>0.00072</text:p>
          </table:table-cell>
          <table:table-cell table:formula="of:=[.D70]*1000000" office:value-type="float" office:value="720.000000000054">
            <text:p>720.0000000001</text:p>
          </table:table-cell>
          <table:table-cell/>
          <table:table-cell office:value-type="float" office:value="710.00000000021">
            <text:p>710.0000000002</text:p>
          </table:table-cell>
          <table:table-cell/>
          <table:table-cell table:formula="of:=([.G70]-[.E70])/[.E70]*100" office:value-type="float" office:value="-1.38888888886704">
            <text:p>-1.3888888889</text:p>
          </table:table-cell>
          <table:table-cell table:formula="of:=IF(ABS([.I7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254">
            <text:p>1.60254</text:p>
          </table:table-cell>
          <table:table-cell office:value-type="float" office:value="0">
            <text:p>0</text:p>
          </table:table-cell>
          <table:table-cell/>
          <table:table-cell table:formula="of:=[.A71]-[.A70]" office:value-type="float" office:value="0.000639999999999974">
            <text:p>0.00064</text:p>
          </table:table-cell>
          <table:table-cell table:formula="of:=[.D71]*1000000" office:value-type="float" office:value="639.999999999974">
            <text:p>640</text:p>
          </table:table-cell>
          <table:table-cell/>
          <table:table-cell office:value-type="float" office:value="649.999999999817">
            <text:p>649.9999999998</text:p>
          </table:table-cell>
          <table:table-cell/>
          <table:table-cell table:formula="of:=([.G71]-[.E71])/[.E71]*100" office:value-type="float" office:value="1.5624999999756">
            <text:p>1.5625</text:p>
          </table:table-cell>
          <table:table-cell table:formula="of:=IF(ABS([.I7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326">
            <text:p>1.60326</text:p>
          </table:table-cell>
          <table:table-cell office:value-type="float" office:value="1">
            <text:p>1</text:p>
          </table:table-cell>
          <table:table-cell/>
          <table:table-cell table:formula="of:=[.A72]-[.A71]" office:value-type="float" office:value="0.000720000000000054">
            <text:p>0.00072</text:p>
          </table:table-cell>
          <table:table-cell table:formula="of:=[.D72]*1000000" office:value-type="float" office:value="720.000000000054">
            <text:p>720.0000000001</text:p>
          </table:table-cell>
          <table:table-cell/>
          <table:table-cell office:value-type="float" office:value="710.00000000021">
            <text:p>710.0000000002</text:p>
          </table:table-cell>
          <table:table-cell/>
          <table:table-cell table:formula="of:=([.G72]-[.E72])/[.E72]*100" office:value-type="float" office:value="-1.38888888886704">
            <text:p>-1.3888888889</text:p>
          </table:table-cell>
          <table:table-cell table:formula="of:=IF(ABS([.I7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39">
            <text:p>1.6039</text:p>
          </table:table-cell>
          <table:table-cell office:value-type="float" office:value="0">
            <text:p>0</text:p>
          </table:table-cell>
          <table:table-cell/>
          <table:table-cell table:formula="of:=[.A73]-[.A72]" office:value-type="float" office:value="0.000639999999999752">
            <text:p>0.00064</text:p>
          </table:table-cell>
          <table:table-cell table:formula="of:=[.D73]*1000000" office:value-type="float" office:value="639.999999999752">
            <text:p>639.9999999998</text:p>
          </table:table-cell>
          <table:table-cell/>
          <table:table-cell office:value-type="float" office:value="649.999999999817">
            <text:p>649.9999999998</text:p>
          </table:table-cell>
          <table:table-cell/>
          <table:table-cell table:formula="of:=([.G73]-[.E73])/[.E73]*100" office:value-type="float" office:value="1.56250000001084">
            <text:p>1.5625</text:p>
          </table:table-cell>
          <table:table-cell table:formula="of:=IF(ABS([.I7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462">
            <text:p>1.60462</text:p>
          </table:table-cell>
          <table:table-cell office:value-type="float" office:value="1">
            <text:p>1</text:p>
          </table:table-cell>
          <table:table-cell/>
          <table:table-cell table:formula="of:=[.A74]-[.A73]" office:value-type="float" office:value="0.000720000000000276">
            <text:p>0.00072</text:p>
          </table:table-cell>
          <table:table-cell table:formula="of:=[.D74]*1000000" office:value-type="float" office:value="720.000000000276">
            <text:p>720.0000000003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74]-[.E74])/[.E74]*100" office:value-type="float" office:value="-5.55555555558984">
            <text:p>-5.5555555556</text:p>
          </table:table-cell>
          <table:table-cell table:formula="of:=IF(ABS([.I7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526">
            <text:p>1.60526</text:p>
          </table:table-cell>
          <table:table-cell office:value-type="float" office:value="0">
            <text:p>0</text:p>
          </table:table-cell>
          <table:table-cell/>
          <table:table-cell table:formula="of:=[.A75]-[.A74]" office:value-type="float" office:value="0.000639999999999752">
            <text:p>0.00064</text:p>
          </table:table-cell>
          <table:table-cell table:formula="of:=[.D75]*1000000" office:value-type="float" office:value="639.999999999752">
            <text:p>63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75]-[.E75])/[.E75]*100" office:value-type="float" office:value="6.25000000004335">
            <text:p>6.25</text:p>
          </table:table-cell>
          <table:table-cell table:formula="of:=IF(ABS([.I7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598">
            <text:p>1.60598</text:p>
          </table:table-cell>
          <table:table-cell office:value-type="float" office:value="1">
            <text:p>1</text:p>
          </table:table-cell>
          <table:table-cell/>
          <table:table-cell table:formula="of:=[.A76]-[.A75]" office:value-type="float" office:value="0.000720000000000276">
            <text:p>0.00072</text:p>
          </table:table-cell>
          <table:table-cell table:formula="of:=[.D76]*1000000" office:value-type="float" office:value="720.000000000276">
            <text:p>720.0000000003</text:p>
          </table:table-cell>
          <table:table-cell/>
          <table:table-cell office:value-type="float" office:value="710.00000000021">
            <text:p>710.0000000002</text:p>
          </table:table-cell>
          <table:table-cell/>
          <table:table-cell table:formula="of:=([.G76]-[.E76])/[.E76]*100" office:value-type="float" office:value="-1.38888888889747">
            <text:p>-1.3888888889</text:p>
          </table:table-cell>
          <table:table-cell table:formula="of:=IF(ABS([.I7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662">
            <text:p>1.60662</text:p>
          </table:table-cell>
          <table:table-cell office:value-type="float" office:value="0">
            <text:p>0</text:p>
          </table:table-cell>
          <table:table-cell/>
          <table:table-cell table:formula="of:=[.A77]-[.A76]" office:value-type="float" office:value="0.000639999999999752">
            <text:p>0.00064</text:p>
          </table:table-cell>
          <table:table-cell table:formula="of:=[.D77]*1000000" office:value-type="float" office:value="639.999999999752">
            <text:p>639.9999999998</text:p>
          </table:table-cell>
          <table:table-cell/>
          <table:table-cell office:value-type="float" office:value="649.999999999817">
            <text:p>649.9999999998</text:p>
          </table:table-cell>
          <table:table-cell/>
          <table:table-cell table:formula="of:=([.G77]-[.E77])/[.E77]*100" office:value-type="float" office:value="1.56250000001084">
            <text:p>1.5625</text:p>
          </table:table-cell>
          <table:table-cell table:formula="of:=IF(ABS([.I7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733">
            <text:p>1.60733</text:p>
          </table:table-cell>
          <table:table-cell office:value-type="float" office:value="1">
            <text:p>1</text:p>
          </table:table-cell>
          <table:table-cell/>
          <table:table-cell table:formula="of:=[.A78]-[.A77]" office:value-type="float" office:value="0.00071000000000021">
            <text:p>0.00071</text:p>
          </table:table-cell>
          <table:table-cell table:formula="of:=[.D78]*1000000" office:value-type="float" office:value="710.00000000021">
            <text:p>710.0000000002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78]-[.E78])/[.E78]*100" office:value-type="float" office:value="-4.22535211270249">
            <text:p>-4.2253521127</text:p>
          </table:table-cell>
          <table:table-cell table:formula="of:=IF(ABS([.I7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798">
            <text:p>1.60798</text:p>
          </table:table-cell>
          <table:table-cell office:value-type="float" office:value="0">
            <text:p>0</text:p>
          </table:table-cell>
          <table:table-cell/>
          <table:table-cell table:formula="of:=[.A79]-[.A78]" office:value-type="float" office:value="0.000649999999999817">
            <text:p>0.00065</text:p>
          </table:table-cell>
          <table:table-cell table:formula="of:=[.D79]*1000000" office:value-type="float" office:value="649.999999999817">
            <text:p>64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79]-[.E79])/[.E79]*100" office:value-type="float" office:value="4.61538461541613">
            <text:p>4.6153846154</text:p>
          </table:table-cell>
          <table:table-cell table:formula="of:=IF(ABS([.I7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869">
            <text:p>1.60869</text:p>
          </table:table-cell>
          <table:table-cell office:value-type="float" office:value="1">
            <text:p>1</text:p>
          </table:table-cell>
          <table:table-cell/>
          <table:table-cell table:formula="of:=[.A80]-[.A79]" office:value-type="float" office:value="0.00071000000000021">
            <text:p>0.00071</text:p>
          </table:table-cell>
          <table:table-cell table:formula="of:=[.D80]*1000000" office:value-type="float" office:value="710.00000000021">
            <text:p>710.0000000002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80]-[.E80])/[.E80]*100" office:value-type="float" office:value="-0.0000000000312718864887676">
            <text:p>-3.12718864887676E-011</text:p>
          </table:table-cell>
          <table:table-cell table:formula="of:=IF(ABS([.I8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0934">
            <text:p>1.60934</text:p>
          </table:table-cell>
          <table:table-cell office:value-type="float" office:value="0">
            <text:p>0</text:p>
          </table:table-cell>
          <table:table-cell/>
          <table:table-cell table:formula="of:=[.A81]-[.A80]" office:value-type="float" office:value="0.000649999999999817">
            <text:p>0.00065</text:p>
          </table:table-cell>
          <table:table-cell table:formula="of:=[.D81]*1000000" office:value-type="float" office:value="649.999999999817">
            <text:p>649.9999999998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81]-[.E81])/[.E81]*100" office:value-type="float" office:value="0.0000000000341585221646736">
            <text:p>3.41585221646736E-011</text:p>
          </table:table-cell>
          <table:table-cell table:formula="of:=IF(ABS([.I8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005">
            <text:p>1.61005</text:p>
          </table:table-cell>
          <table:table-cell office:value-type="float" office:value="1">
            <text:p>1</text:p>
          </table:table-cell>
          <table:table-cell/>
          <table:table-cell table:formula="of:=[.A82]-[.A81]" office:value-type="float" office:value="0.00071000000000021">
            <text:p>0.00071</text:p>
          </table:table-cell>
          <table:table-cell table:formula="of:=[.D82]*1000000" office:value-type="float" office:value="710.00000000021">
            <text:p>710.0000000002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82]-[.E82])/[.E82]*100" office:value-type="float" office:value="-0.0000000000312718864887676">
            <text:p>-3.12718864887676E-011</text:p>
          </table:table-cell>
          <table:table-cell table:formula="of:=IF(ABS([.I8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194">
            <text:p>1.61194</text:p>
          </table:table-cell>
          <table:table-cell office:value-type="float" office:value="0">
            <text:p>0</text:p>
          </table:table-cell>
          <table:table-cell/>
          <table:table-cell table:formula="of:=[.A83]-[.A82]" office:value-type="float" office:value="0.00188999999999995">
            <text:p>0.00189</text:p>
          </table:table-cell>
          <table:table-cell table:formula="of:=[.D83]*1000000" office:value-type="float" office:value="1889.99999999995">
            <text:p>1890</text:p>
          </table:table-cell>
          <table:table-cell/>
          <table:table-cell office:value-type="float" office:value="1889.99999999995">
            <text:p>1890</text:p>
          </table:table-cell>
          <table:table-cell/>
          <table:table-cell table:formula="of:=([.G83]-[.E83])/[.E83]*100" office:value-type="float" office:value="0">
            <text:p>0</text:p>
          </table:table-cell>
          <table:table-cell table:formula="of:=IF(ABS([.I8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266">
            <text:p>1.61266</text:p>
          </table:table-cell>
          <table:table-cell office:value-type="float" office:value="1">
            <text:p>1</text:p>
          </table:table-cell>
          <table:table-cell/>
          <table:table-cell table:formula="of:=[.A84]-[.A83]" office:value-type="float" office:value="0.000719999999999832">
            <text:p>0.00072</text:p>
          </table:table-cell>
          <table:table-cell table:formula="of:=[.D84]*1000000" office:value-type="float" office:value="719.999999999832">
            <text:p>719.9999999998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84]-[.E84])/[.E84]*100" office:value-type="float" office:value="-1.38888888886747">
            <text:p>-1.3888888889</text:p>
          </table:table-cell>
          <table:table-cell table:formula="of:=IF(ABS([.I8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332">
            <text:p>1.61332</text:p>
          </table:table-cell>
          <table:table-cell office:value-type="float" office:value="0">
            <text:p>0</text:p>
          </table:table-cell>
          <table:table-cell/>
          <table:table-cell table:formula="of:=[.A85]-[.A84]" office:value-type="float" office:value="0.000660000000000105">
            <text:p>0.00066</text:p>
          </table:table-cell>
          <table:table-cell table:formula="of:=[.D85]*1000000" office:value-type="float" office:value="660.000000000105">
            <text:p>660.0000000001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85]-[.E85])/[.E85]*100" office:value-type="float" office:value="1.51515151512756">
            <text:p>1.5151515151</text:p>
          </table:table-cell>
          <table:table-cell table:formula="of:=IF(ABS([.I8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404">
            <text:p>1.61404</text:p>
          </table:table-cell>
          <table:table-cell office:value-type="float" office:value="1">
            <text:p>1</text:p>
          </table:table-cell>
          <table:table-cell/>
          <table:table-cell table:formula="of:=[.A86]-[.A85]" office:value-type="float" office:value="0.000720000000000054">
            <text:p>0.00072</text:p>
          </table:table-cell>
          <table:table-cell table:formula="of:=[.D86]*1000000" office:value-type="float" office:value="720.000000000054">
            <text:p>720.0000000001</text:p>
          </table:table-cell>
          <table:table-cell/>
          <table:table-cell office:value-type="float" office:value="710.00000000021">
            <text:p>710.0000000002</text:p>
          </table:table-cell>
          <table:table-cell/>
          <table:table-cell table:formula="of:=([.G86]-[.E86])/[.E86]*100" office:value-type="float" office:value="-1.38888888886704">
            <text:p>-1.3888888889</text:p>
          </table:table-cell>
          <table:table-cell table:formula="of:=IF(ABS([.I8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468">
            <text:p>1.61468</text:p>
          </table:table-cell>
          <table:table-cell office:value-type="float" office:value="0">
            <text:p>0</text:p>
          </table:table-cell>
          <table:table-cell/>
          <table:table-cell table:formula="of:=[.A87]-[.A86]" office:value-type="float" office:value="0.000639999999999752">
            <text:p>0.00064</text:p>
          </table:table-cell>
          <table:table-cell table:formula="of:=[.D87]*1000000" office:value-type="float" office:value="639.999999999752">
            <text:p>639.9999999998</text:p>
          </table:table-cell>
          <table:table-cell/>
          <table:table-cell office:value-type="float" office:value="649.999999999817">
            <text:p>649.9999999998</text:p>
          </table:table-cell>
          <table:table-cell/>
          <table:table-cell table:formula="of:=([.G87]-[.E87])/[.E87]*100" office:value-type="float" office:value="1.56250000001084">
            <text:p>1.5625</text:p>
          </table:table-cell>
          <table:table-cell table:formula="of:=IF(ABS([.I8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539">
            <text:p>1.61539</text:p>
          </table:table-cell>
          <table:table-cell office:value-type="float" office:value="1">
            <text:p>1</text:p>
          </table:table-cell>
          <table:table-cell/>
          <table:table-cell table:formula="of:=[.A88]-[.A87]" office:value-type="float" office:value="0.00071000000000021">
            <text:p>0.00071</text:p>
          </table:table-cell>
          <table:table-cell table:formula="of:=[.D88]*1000000" office:value-type="float" office:value="710.00000000021">
            <text:p>710.0000000002</text:p>
          </table:table-cell>
          <table:table-cell/>
          <table:table-cell office:value-type="float" office:value="710.00000000021">
            <text:p>710.0000000002</text:p>
          </table:table-cell>
          <table:table-cell/>
          <table:table-cell table:formula="of:=([.G88]-[.E88])/[.E88]*100" office:value-type="float" office:value="0">
            <text:p>0</text:p>
          </table:table-cell>
          <table:table-cell table:formula="of:=IF(ABS([.I8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604">
            <text:p>1.61604</text:p>
          </table:table-cell>
          <table:table-cell office:value-type="float" office:value="0">
            <text:p>0</text:p>
          </table:table-cell>
          <table:table-cell/>
          <table:table-cell table:formula="of:=[.A89]-[.A88]" office:value-type="float" office:value="0.000649999999999817">
            <text:p>0.00065</text:p>
          </table:table-cell>
          <table:table-cell table:formula="of:=[.D89]*1000000" office:value-type="float" office:value="649.999999999817">
            <text:p>649.9999999998</text:p>
          </table:table-cell>
          <table:table-cell/>
          <table:table-cell office:value-type="float" office:value="649.999999999817">
            <text:p>649.9999999998</text:p>
          </table:table-cell>
          <table:table-cell/>
          <table:table-cell table:formula="of:=([.G89]-[.E89])/[.E89]*100" office:value-type="float" office:value="0">
            <text:p>0</text:p>
          </table:table-cell>
          <table:table-cell table:formula="of:=IF(ABS([.I8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675">
            <text:p>1.61675</text:p>
          </table:table-cell>
          <table:table-cell office:value-type="float" office:value="1">
            <text:p>1</text:p>
          </table:table-cell>
          <table:table-cell/>
          <table:table-cell table:formula="of:=[.A90]-[.A89]" office:value-type="float" office:value="0.00071000000000021">
            <text:p>0.00071</text:p>
          </table:table-cell>
          <table:table-cell table:formula="of:=[.D90]*1000000" office:value-type="float" office:value="710.00000000021">
            <text:p>710.0000000002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90]-[.E90])/[.E90]*100" office:value-type="float" office:value="-4.22535211270249">
            <text:p>-4.2253521127</text:p>
          </table:table-cell>
          <table:table-cell table:formula="of:=IF(ABS([.I9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74">
            <text:p>1.6174</text:p>
          </table:table-cell>
          <table:table-cell office:value-type="float" office:value="0">
            <text:p>0</text:p>
          </table:table-cell>
          <table:table-cell/>
          <table:table-cell table:formula="of:=[.A91]-[.A90]" office:value-type="float" office:value="0.000649999999999817">
            <text:p>0.00065</text:p>
          </table:table-cell>
          <table:table-cell table:formula="of:=[.D91]*1000000" office:value-type="float" office:value="649.999999999817">
            <text:p>64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91]-[.E91])/[.E91]*100" office:value-type="float" office:value="4.61538461541613">
            <text:p>4.6153846154</text:p>
          </table:table-cell>
          <table:table-cell table:formula="of:=IF(ABS([.I9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811">
            <text:p>1.61811</text:p>
          </table:table-cell>
          <table:table-cell office:value-type="float" office:value="1">
            <text:p>1</text:p>
          </table:table-cell>
          <table:table-cell/>
          <table:table-cell table:formula="of:=[.A92]-[.A91]" office:value-type="float" office:value="0.00071000000000021">
            <text:p>0.00071</text:p>
          </table:table-cell>
          <table:table-cell table:formula="of:=[.D92]*1000000" office:value-type="float" office:value="710.00000000021">
            <text:p>710.0000000002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92]-[.E92])/[.E92]*100" office:value-type="float" office:value="-0.0000000000312718864887676">
            <text:p>-3.12718864887676E-011</text:p>
          </table:table-cell>
          <table:table-cell table:formula="of:=IF(ABS([.I9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876">
            <text:p>1.61876</text:p>
          </table:table-cell>
          <table:table-cell office:value-type="float" office:value="0">
            <text:p>0</text:p>
          </table:table-cell>
          <table:table-cell/>
          <table:table-cell table:formula="of:=[.A93]-[.A92]" office:value-type="float" office:value="0.000649999999999817">
            <text:p>0.00065</text:p>
          </table:table-cell>
          <table:table-cell table:formula="of:=[.D93]*1000000" office:value-type="float" office:value="649.999999999817">
            <text:p>649.9999999998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93]-[.E93])/[.E93]*100" office:value-type="float" office:value="0.0000000000341585221646736">
            <text:p>3.41585221646736E-011</text:p>
          </table:table-cell>
          <table:table-cell table:formula="of:=IF(ABS([.I9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1947">
            <text:p>1.61947</text:p>
          </table:table-cell>
          <table:table-cell office:value-type="float" office:value="1">
            <text:p>1</text:p>
          </table:table-cell>
          <table:table-cell/>
          <table:table-cell table:formula="of:=[.A94]-[.A93]" office:value-type="float" office:value="0.00071000000000021">
            <text:p>0.00071</text:p>
          </table:table-cell>
          <table:table-cell table:formula="of:=[.D94]*1000000" office:value-type="float" office:value="710.00000000021">
            <text:p>710.0000000002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94]-[.E94])/[.E94]*100" office:value-type="float" office:value="-4.22535211270249">
            <text:p>-4.2253521127</text:p>
          </table:table-cell>
          <table:table-cell table:formula="of:=IF(ABS([.I9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012">
            <text:p>1.62012</text:p>
          </table:table-cell>
          <table:table-cell office:value-type="float" office:value="0">
            <text:p>0</text:p>
          </table:table-cell>
          <table:table-cell/>
          <table:table-cell table:formula="of:=[.A95]-[.A94]" office:value-type="float" office:value="0.000649999999999817">
            <text:p>0.00065</text:p>
          </table:table-cell>
          <table:table-cell table:formula="of:=[.D95]*1000000" office:value-type="float" office:value="649.999999999817">
            <text:p>64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95]-[.E95])/[.E95]*100" office:value-type="float" office:value="4.61538461541613">
            <text:p>4.6153846154</text:p>
          </table:table-cell>
          <table:table-cell table:formula="of:=IF(ABS([.I9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083">
            <text:p>1.62083</text:p>
          </table:table-cell>
          <table:table-cell office:value-type="float" office:value="1">
            <text:p>1</text:p>
          </table:table-cell>
          <table:table-cell/>
          <table:table-cell table:formula="of:=[.A96]-[.A95]" office:value-type="float" office:value="0.00071000000000021">
            <text:p>0.00071</text:p>
          </table:table-cell>
          <table:table-cell table:formula="of:=[.D96]*1000000" office:value-type="float" office:value="710.00000000021">
            <text:p>710.0000000002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96]-[.E96])/[.E96]*100" office:value-type="float" office:value="-2.81690140846832">
            <text:p>-2.8169014085</text:p>
          </table:table-cell>
          <table:table-cell table:formula="of:=IF(ABS([.I9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148">
            <text:p>1.62148</text:p>
          </table:table-cell>
          <table:table-cell office:value-type="float" office:value="0">
            <text:p>0</text:p>
          </table:table-cell>
          <table:table-cell/>
          <table:table-cell table:formula="of:=[.A97]-[.A96]" office:value-type="float" office:value="0.000649999999999817">
            <text:p>0.00065</text:p>
          </table:table-cell>
          <table:table-cell table:formula="of:=[.D97]*1000000" office:value-type="float" office:value="649.999999999817">
            <text:p>649.9999999998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97]-[.E97])/[.E97]*100" office:value-type="float" office:value="3.07692307694409">
            <text:p>3.0769230769</text:p>
          </table:table-cell>
          <table:table-cell table:formula="of:=IF(ABS([.I9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219">
            <text:p>1.62219</text:p>
          </table:table-cell>
          <table:table-cell office:value-type="float" office:value="1">
            <text:p>1</text:p>
          </table:table-cell>
          <table:table-cell/>
          <table:table-cell table:formula="of:=[.A98]-[.A97]" office:value-type="float" office:value="0.000709999999999988">
            <text:p>0.00071</text:p>
          </table:table-cell>
          <table:table-cell table:formula="of:=[.D98]*1000000" office:value-type="float" office:value="709.999999999988">
            <text:p>71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98]-[.E98])/[.E98]*100" office:value-type="float" office:value="-4.22535211267254">
            <text:p>-4.2253521127</text:p>
          </table:table-cell>
          <table:table-cell table:formula="of:=IF(ABS([.I9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284">
            <text:p>1.62284</text:p>
          </table:table-cell>
          <table:table-cell office:value-type="float" office:value="0">
            <text:p>0</text:p>
          </table:table-cell>
          <table:table-cell/>
          <table:table-cell table:formula="of:=[.A99]-[.A98]" office:value-type="float" office:value="0.000650000000000039">
            <text:p>0.00065</text:p>
          </table:table-cell>
          <table:table-cell table:formula="of:=[.D99]*1000000" office:value-type="float" office:value="650.000000000039">
            <text:p>65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99]-[.E99])/[.E99]*100" office:value-type="float" office:value="4.6153846153804">
            <text:p>4.6153846154</text:p>
          </table:table-cell>
          <table:table-cell table:formula="of:=IF(ABS([.I9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355">
            <text:p>1.62355</text:p>
          </table:table-cell>
          <table:table-cell office:value-type="float" office:value="1">
            <text:p>1</text:p>
          </table:table-cell>
          <table:table-cell/>
          <table:table-cell table:formula="of:=[.A100]-[.A99]" office:value-type="float" office:value="0.000709999999999988">
            <text:p>0.00071</text:p>
          </table:table-cell>
          <table:table-cell table:formula="of:=[.D100]*1000000" office:value-type="float" office:value="709.999999999988">
            <text:p>71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00]-[.E100])/[.E100]*100" office:value-type="float" office:value="-4.22535211267254">
            <text:p>-4.2253521127</text:p>
          </table:table-cell>
          <table:table-cell table:formula="of:=IF(ABS([.I10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422">
            <text:p>1.62422</text:p>
          </table:table-cell>
          <table:table-cell office:value-type="float" office:value="0">
            <text:p>0</text:p>
          </table:table-cell>
          <table:table-cell/>
          <table:table-cell table:formula="of:=[.A101]-[.A100]" office:value-type="float" office:value="0.000669999999999948">
            <text:p>0.00067</text:p>
          </table:table-cell>
          <table:table-cell table:formula="of:=[.D101]*1000000" office:value-type="float" office:value="669.999999999948">
            <text:p>669.9999999999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01]-[.E101])/[.E101]*100" office:value-type="float" office:value="2.98507462685233">
            <text:p>2.9850746269</text:p>
          </table:table-cell>
          <table:table-cell table:formula="of:=IF(ABS([.I10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493">
            <text:p>1.62493</text:p>
          </table:table-cell>
          <table:table-cell office:value-type="float" office:value="1">
            <text:p>1</text:p>
          </table:table-cell>
          <table:table-cell/>
          <table:table-cell table:formula="of:=[.A102]-[.A101]" office:value-type="float" office:value="0.000709999999999988">
            <text:p>0.00071</text:p>
          </table:table-cell>
          <table:table-cell table:formula="of:=[.D102]*1000000" office:value-type="float" office:value="709.999999999988">
            <text:p>710</text:p>
          </table:table-cell>
          <table:table-cell/>
          <table:table-cell office:value-type="float" office:value="709.999999999988">
            <text:p>710</text:p>
          </table:table-cell>
          <table:table-cell/>
          <table:table-cell table:formula="of:=([.G102]-[.E102])/[.E102]*100" office:value-type="float" office:value="0">
            <text:p>0</text:p>
          </table:table-cell>
          <table:table-cell table:formula="of:=IF(ABS([.I10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558">
            <text:p>1.62558</text:p>
          </table:table-cell>
          <table:table-cell office:value-type="float" office:value="0">
            <text:p>0</text:p>
          </table:table-cell>
          <table:table-cell/>
          <table:table-cell table:formula="of:=[.A103]-[.A102]" office:value-type="float" office:value="0.000650000000000039">
            <text:p>0.00065</text:p>
          </table:table-cell>
          <table:table-cell table:formula="of:=[.D103]*1000000" office:value-type="float" office:value="650.000000000039">
            <text:p>650</text:p>
          </table:table-cell>
          <table:table-cell/>
          <table:table-cell office:value-type="float" office:value="650.000000000039">
            <text:p>650</text:p>
          </table:table-cell>
          <table:table-cell/>
          <table:table-cell table:formula="of:=([.G103]-[.E103])/[.E103]*100" office:value-type="float" office:value="0">
            <text:p>0</text:p>
          </table:table-cell>
          <table:table-cell table:formula="of:=IF(ABS([.I10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629">
            <text:p>1.62629</text:p>
          </table:table-cell>
          <table:table-cell office:value-type="float" office:value="1">
            <text:p>1</text:p>
          </table:table-cell>
          <table:table-cell/>
          <table:table-cell table:formula="of:=[.A104]-[.A103]" office:value-type="float" office:value="0.000709999999999988">
            <text:p>0.00071</text:p>
          </table:table-cell>
          <table:table-cell table:formula="of:=[.D104]*1000000" office:value-type="float" office:value="709.999999999988">
            <text:p>710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04]-[.E104])/[.E104]*100" office:value-type="float" office:value="-2.8169014084692">
            <text:p>-2.8169014085</text:p>
          </table:table-cell>
          <table:table-cell table:formula="of:=IF(ABS([.I10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694">
            <text:p>1.62694</text:p>
          </table:table-cell>
          <table:table-cell office:value-type="float" office:value="0">
            <text:p>0</text:p>
          </table:table-cell>
          <table:table-cell/>
          <table:table-cell table:formula="of:=[.A105]-[.A104]" office:value-type="float" office:value="0.000650000000000039">
            <text:p>0.00065</text:p>
          </table:table-cell>
          <table:table-cell table:formula="of:=[.D105]*1000000" office:value-type="float" office:value="650.000000000039">
            <text:p>650</text:p>
          </table:table-cell>
          <table:table-cell/>
          <table:table-cell office:value-type="float" office:value="670.00000000017">
            <text:p>670.0000000002</text:p>
          </table:table-cell>
          <table:table-cell/>
          <table:table-cell table:formula="of:=([.G105]-[.E105])/[.E105]*100" office:value-type="float" office:value="3.07692307694304">
            <text:p>3.0769230769</text:p>
          </table:table-cell>
          <table:table-cell table:formula="of:=IF(ABS([.I10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765">
            <text:p>1.62765</text:p>
          </table:table-cell>
          <table:table-cell office:value-type="float" office:value="1">
            <text:p>1</text:p>
          </table:table-cell>
          <table:table-cell/>
          <table:table-cell table:formula="of:=[.A106]-[.A105]" office:value-type="float" office:value="0.000709999999999988">
            <text:p>0.00071</text:p>
          </table:table-cell>
          <table:table-cell table:formula="of:=[.D106]*1000000" office:value-type="float" office:value="709.999999999988">
            <text:p>710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06]-[.E106])/[.E106]*100" office:value-type="float" office:value="-2.8169014084692">
            <text:p>-2.8169014085</text:p>
          </table:table-cell>
          <table:table-cell table:formula="of:=IF(ABS([.I10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83">
            <text:p>1.6283</text:p>
          </table:table-cell>
          <table:table-cell office:value-type="float" office:value="0">
            <text:p>0</text:p>
          </table:table-cell>
          <table:table-cell/>
          <table:table-cell table:formula="of:=[.A107]-[.A106]" office:value-type="float" office:value="0.000650000000000039">
            <text:p>0.00065</text:p>
          </table:table-cell>
          <table:table-cell table:formula="of:=[.D107]*1000000" office:value-type="float" office:value="650.000000000039">
            <text:p>650</text:p>
          </table:table-cell>
          <table:table-cell/>
          <table:table-cell office:value-type="float" office:value="670.00000000017">
            <text:p>670.0000000002</text:p>
          </table:table-cell>
          <table:table-cell/>
          <table:table-cell table:formula="of:=([.G107]-[.E107])/[.E107]*100" office:value-type="float" office:value="3.07692307694304">
            <text:p>3.0769230769</text:p>
          </table:table-cell>
          <table:table-cell table:formula="of:=IF(ABS([.I10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901">
            <text:p>1.62901</text:p>
          </table:table-cell>
          <table:table-cell office:value-type="float" office:value="1">
            <text:p>1</text:p>
          </table:table-cell>
          <table:table-cell/>
          <table:table-cell table:formula="of:=[.A108]-[.A107]" office:value-type="float" office:value="0.000709999999999988">
            <text:p>0.00071</text:p>
          </table:table-cell>
          <table:table-cell table:formula="of:=[.D108]*1000000" office:value-type="float" office:value="709.999999999988">
            <text:p>710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08]-[.E108])/[.E108]*100" office:value-type="float" office:value="-2.8169014084692">
            <text:p>-2.8169014085</text:p>
          </table:table-cell>
          <table:table-cell table:formula="of:=IF(ABS([.I10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2966">
            <text:p>1.62966</text:p>
          </table:table-cell>
          <table:table-cell office:value-type="float" office:value="0">
            <text:p>0</text:p>
          </table:table-cell>
          <table:table-cell/>
          <table:table-cell table:formula="of:=[.A109]-[.A108]" office:value-type="float" office:value="0.000649999999999817">
            <text:p>0.00065</text:p>
          </table:table-cell>
          <table:table-cell table:formula="of:=[.D109]*1000000" office:value-type="float" office:value="649.999999999817">
            <text:p>649.9999999998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09]-[.E109])/[.E109]*100" office:value-type="float" office:value="3.07692307694409">
            <text:p>3.0769230769</text:p>
          </table:table-cell>
          <table:table-cell table:formula="of:=IF(ABS([.I10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037">
            <text:p>1.63037</text:p>
          </table:table-cell>
          <table:table-cell office:value-type="float" office:value="1">
            <text:p>1</text:p>
          </table:table-cell>
          <table:table-cell/>
          <table:table-cell table:formula="of:=[.A110]-[.A109]" office:value-type="float" office:value="0.00071000000000021">
            <text:p>0.00071</text:p>
          </table:table-cell>
          <table:table-cell table:formula="of:=[.D110]*1000000" office:value-type="float" office:value="710.00000000021">
            <text:p>710.0000000002</text:p>
          </table:table-cell>
          <table:table-cell/>
          <table:table-cell office:value-type="float" office:value="710.00000000021">
            <text:p>710.0000000002</text:p>
          </table:table-cell>
          <table:table-cell/>
          <table:table-cell table:formula="of:=([.G110]-[.E110])/[.E110]*100" office:value-type="float" office:value="0">
            <text:p>0</text:p>
          </table:table-cell>
          <table:table-cell table:formula="of:=IF(ABS([.I11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101">
            <text:p>1.63101</text:p>
          </table:table-cell>
          <table:table-cell office:value-type="float" office:value="0">
            <text:p>0</text:p>
          </table:table-cell>
          <table:table-cell/>
          <table:table-cell table:formula="of:=[.A111]-[.A110]" office:value-type="float" office:value="0.000639999999999974">
            <text:p>0.00064</text:p>
          </table:table-cell>
          <table:table-cell table:formula="of:=[.D111]*1000000" office:value-type="float" office:value="639.999999999974">
            <text:p>640</text:p>
          </table:table-cell>
          <table:table-cell/>
          <table:table-cell office:value-type="float" office:value="649.999999999817">
            <text:p>649.9999999998</text:p>
          </table:table-cell>
          <table:table-cell/>
          <table:table-cell table:formula="of:=([.G111]-[.E111])/[.E111]*100" office:value-type="float" office:value="1.5624999999756">
            <text:p>1.5625</text:p>
          </table:table-cell>
          <table:table-cell table:formula="of:=IF(ABS([.I11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173">
            <text:p>1.63173</text:p>
          </table:table-cell>
          <table:table-cell office:value-type="float" office:value="1">
            <text:p>1</text:p>
          </table:table-cell>
          <table:table-cell/>
          <table:table-cell table:formula="of:=[.A112]-[.A111]" office:value-type="float" office:value="0.000720000000000054">
            <text:p>0.00072</text:p>
          </table:table-cell>
          <table:table-cell table:formula="of:=[.D112]*1000000" office:value-type="float" office:value="720.000000000054">
            <text:p>720.0000000001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12]-[.E112])/[.E112]*100" office:value-type="float" office:value="-4.1666666666628">
            <text:p>-4.1666666667</text:p>
          </table:table-cell>
          <table:table-cell table:formula="of:=IF(ABS([.I11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362">
            <text:p>1.63362</text:p>
          </table:table-cell>
          <table:table-cell office:value-type="float" office:value="0">
            <text:p>0</text:p>
          </table:table-cell>
          <table:table-cell/>
          <table:table-cell table:formula="of:=[.A113]-[.A112]" office:value-type="float" office:value="0.00188999999999995">
            <text:p>0.00189</text:p>
          </table:table-cell>
          <table:table-cell table:formula="of:=[.D113]*1000000" office:value-type="float" office:value="1889.99999999995">
            <text:p>1890</text:p>
          </table:table-cell>
          <table:table-cell/>
          <table:table-cell office:value-type="float" office:value="1910.00000000008">
            <text:p>1910.0000000001</text:p>
          </table:table-cell>
          <table:table-cell/>
          <table:table-cell table:formula="of:=([.G113]-[.E113])/[.E113]*100" office:value-type="float" office:value="1.05820105820802">
            <text:p>1.0582010582</text:p>
          </table:table-cell>
          <table:table-cell table:formula="of:=IF(ABS([.I11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433">
            <text:p>1.63433</text:p>
          </table:table-cell>
          <table:table-cell office:value-type="float" office:value="1">
            <text:p>1</text:p>
          </table:table-cell>
          <table:table-cell/>
          <table:table-cell table:formula="of:=[.A114]-[.A113]" office:value-type="float" office:value="0.000709999999999988">
            <text:p>0.00071</text:p>
          </table:table-cell>
          <table:table-cell table:formula="of:=[.D114]*1000000" office:value-type="float" office:value="709.999999999988">
            <text:p>710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14]-[.E114])/[.E114]*100" office:value-type="float" office:value="-2.81690140843792">
            <text:p>-2.8169014084</text:p>
          </table:table-cell>
          <table:table-cell table:formula="of:=IF(ABS([.I11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498">
            <text:p>1.63498</text:p>
          </table:table-cell>
          <table:table-cell office:value-type="float" office:value="0">
            <text:p>0</text:p>
          </table:table-cell>
          <table:table-cell/>
          <table:table-cell table:formula="of:=[.A115]-[.A114]" office:value-type="float" office:value="0.000650000000000039">
            <text:p>0.00065</text:p>
          </table:table-cell>
          <table:table-cell table:formula="of:=[.D115]*1000000" office:value-type="float" office:value="650.000000000039">
            <text:p>65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15]-[.E115])/[.E115]*100" office:value-type="float" office:value="3.07692307690888">
            <text:p>3.0769230769</text:p>
          </table:table-cell>
          <table:table-cell table:formula="of:=IF(ABS([.I11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569">
            <text:p>1.63569</text:p>
          </table:table-cell>
          <table:table-cell office:value-type="float" office:value="1">
            <text:p>1</text:p>
          </table:table-cell>
          <table:table-cell/>
          <table:table-cell table:formula="of:=[.A116]-[.A115]" office:value-type="float" office:value="0.000709999999999988">
            <text:p>0.00071</text:p>
          </table:table-cell>
          <table:table-cell table:formula="of:=[.D116]*1000000" office:value-type="float" office:value="709.999999999988">
            <text:p>710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16]-[.E116])/[.E116]*100" office:value-type="float" office:value="-2.81690140843792">
            <text:p>-2.8169014084</text:p>
          </table:table-cell>
          <table:table-cell table:formula="of:=IF(ABS([.I11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635">
            <text:p>1.63635</text:p>
          </table:table-cell>
          <table:table-cell office:value-type="float" office:value="0">
            <text:p>0</text:p>
          </table:table-cell>
          <table:table-cell/>
          <table:table-cell table:formula="of:=[.A117]-[.A116]" office:value-type="float" office:value="0.000660000000000105">
            <text:p>0.00066</text:p>
          </table:table-cell>
          <table:table-cell table:formula="of:=[.D117]*1000000" office:value-type="float" office:value="660.000000000105">
            <text:p>660.0000000001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17]-[.E117])/[.E117]*100" office:value-type="float" office:value="4.54545454541632">
            <text:p>4.5454545454</text:p>
          </table:table-cell>
          <table:table-cell table:formula="of:=IF(ABS([.I11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707">
            <text:p>1.63707</text:p>
          </table:table-cell>
          <table:table-cell office:value-type="float" office:value="1">
            <text:p>1</text:p>
          </table:table-cell>
          <table:table-cell/>
          <table:table-cell table:formula="of:=[.A118]-[.A117]" office:value-type="float" office:value="0.000719999999999832">
            <text:p>0.00072</text:p>
          </table:table-cell>
          <table:table-cell table:formula="of:=[.D118]*1000000" office:value-type="float" office:value="719.999999999832">
            <text:p>719.9999999998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18]-[.E118])/[.E118]*100" office:value-type="float" office:value="-4.16666666666409">
            <text:p>-4.1666666667</text:p>
          </table:table-cell>
          <table:table-cell table:formula="of:=IF(ABS([.I11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772">
            <text:p>1.63772</text:p>
          </table:table-cell>
          <table:table-cell office:value-type="float" office:value="0">
            <text:p>0</text:p>
          </table:table-cell>
          <table:table-cell/>
          <table:table-cell table:formula="of:=[.A119]-[.A118]" office:value-type="float" office:value="0.000650000000000039">
            <text:p>0.00065</text:p>
          </table:table-cell>
          <table:table-cell table:formula="of:=[.D119]*1000000" office:value-type="float" office:value="650.000000000039">
            <text:p>650</text:p>
          </table:table-cell>
          <table:table-cell/>
          <table:table-cell office:value-type="float" office:value="670.00000000017">
            <text:p>670.0000000002</text:p>
          </table:table-cell>
          <table:table-cell/>
          <table:table-cell table:formula="of:=([.G119]-[.E119])/[.E119]*100" office:value-type="float" office:value="3.07692307694304">
            <text:p>3.0769230769</text:p>
          </table:table-cell>
          <table:table-cell table:formula="of:=IF(ABS([.I11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843">
            <text:p>1.63843</text:p>
          </table:table-cell>
          <table:table-cell office:value-type="float" office:value="1">
            <text:p>1</text:p>
          </table:table-cell>
          <table:table-cell/>
          <table:table-cell table:formula="of:=[.A120]-[.A119]" office:value-type="float" office:value="0.000709999999999988">
            <text:p>0.00071</text:p>
          </table:table-cell>
          <table:table-cell table:formula="of:=[.D120]*1000000" office:value-type="float" office:value="709.999999999988">
            <text:p>710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20]-[.E120])/[.E120]*100" office:value-type="float" office:value="-2.8169014084692">
            <text:p>-2.8169014085</text:p>
          </table:table-cell>
          <table:table-cell table:formula="of:=IF(ABS([.I12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907">
            <text:p>1.63907</text:p>
          </table:table-cell>
          <table:table-cell office:value-type="float" office:value="0">
            <text:p>0</text:p>
          </table:table-cell>
          <table:table-cell/>
          <table:table-cell table:formula="of:=[.A121]-[.A120]" office:value-type="float" office:value="0.000639999999999974">
            <text:p>0.00064</text:p>
          </table:table-cell>
          <table:table-cell table:formula="of:=[.D121]*1000000" office:value-type="float" office:value="639.999999999974">
            <text:p>640</text:p>
          </table:table-cell>
          <table:table-cell/>
          <table:table-cell office:value-type="float" office:value="670.00000000017">
            <text:p>670.0000000002</text:p>
          </table:table-cell>
          <table:table-cell/>
          <table:table-cell table:formula="of:=([.G121]-[.E121])/[.E121]*100" office:value-type="float" office:value="4.68750000003089">
            <text:p>4.6875</text:p>
          </table:table-cell>
          <table:table-cell table:formula="of:=IF(ABS([.I12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3979">
            <text:p>1.63979</text:p>
          </table:table-cell>
          <table:table-cell office:value-type="float" office:value="1">
            <text:p>1</text:p>
          </table:table-cell>
          <table:table-cell/>
          <table:table-cell table:formula="of:=[.A122]-[.A121]" office:value-type="float" office:value="0.000720000000000054">
            <text:p>0.00072</text:p>
          </table:table-cell>
          <table:table-cell table:formula="of:=[.D122]*1000000" office:value-type="float" office:value="720.000000000054">
            <text:p>720.0000000001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22]-[.E122])/[.E122]*100" office:value-type="float" office:value="-4.16666666669364">
            <text:p>-4.1666666667</text:p>
          </table:table-cell>
          <table:table-cell table:formula="of:=IF(ABS([.I12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043">
            <text:p>1.64043</text:p>
          </table:table-cell>
          <table:table-cell office:value-type="float" office:value="0">
            <text:p>0</text:p>
          </table:table-cell>
          <table:table-cell/>
          <table:table-cell table:formula="of:=[.A123]-[.A122]" office:value-type="float" office:value="0.000639999999999974">
            <text:p>0.00064</text:p>
          </table:table-cell>
          <table:table-cell table:formula="of:=[.D123]*1000000" office:value-type="float" office:value="639.999999999974">
            <text:p>64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23]-[.E123])/[.E123]*100" office:value-type="float" office:value="4.68749999999619">
            <text:p>4.6875</text:p>
          </table:table-cell>
          <table:table-cell table:formula="of:=IF(ABS([.I12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115">
            <text:p>1.64115</text:p>
          </table:table-cell>
          <table:table-cell office:value-type="float" office:value="1">
            <text:p>1</text:p>
          </table:table-cell>
          <table:table-cell/>
          <table:table-cell table:formula="of:=[.A124]-[.A123]" office:value-type="float" office:value="0.000720000000000054">
            <text:p>0.00072</text:p>
          </table:table-cell>
          <table:table-cell table:formula="of:=[.D124]*1000000" office:value-type="float" office:value="720.000000000054">
            <text:p>720.0000000001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24]-[.E124])/[.E124]*100" office:value-type="float" office:value="-4.1666666666628">
            <text:p>-4.1666666667</text:p>
          </table:table-cell>
          <table:table-cell table:formula="of:=IF(ABS([.I12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179">
            <text:p>1.64179</text:p>
          </table:table-cell>
          <table:table-cell office:value-type="float" office:value="0">
            <text:p>0</text:p>
          </table:table-cell>
          <table:table-cell/>
          <table:table-cell table:formula="of:=[.A125]-[.A124]" office:value-type="float" office:value="0.000639999999999974">
            <text:p>0.00064</text:p>
          </table:table-cell>
          <table:table-cell table:formula="of:=[.D125]*1000000" office:value-type="float" office:value="639.999999999974">
            <text:p>64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25]-[.E125])/[.E125]*100" office:value-type="float" office:value="4.68749999999619">
            <text:p>4.6875</text:p>
          </table:table-cell>
          <table:table-cell table:formula="of:=IF(ABS([.I12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251">
            <text:p>1.64251</text:p>
          </table:table-cell>
          <table:table-cell office:value-type="float" office:value="1">
            <text:p>1</text:p>
          </table:table-cell>
          <table:table-cell/>
          <table:table-cell table:formula="of:=[.A126]-[.A125]" office:value-type="float" office:value="0.000720000000000054">
            <text:p>0.00072</text:p>
          </table:table-cell>
          <table:table-cell table:formula="of:=[.D126]*1000000" office:value-type="float" office:value="720.000000000054">
            <text:p>720.0000000001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26]-[.E126])/[.E126]*100" office:value-type="float" office:value="-4.1666666666628">
            <text:p>-4.1666666667</text:p>
          </table:table-cell>
          <table:table-cell table:formula="of:=IF(ABS([.I12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315">
            <text:p>1.64315</text:p>
          </table:table-cell>
          <table:table-cell office:value-type="float" office:value="0">
            <text:p>0</text:p>
          </table:table-cell>
          <table:table-cell/>
          <table:table-cell table:formula="of:=[.A127]-[.A126]" office:value-type="float" office:value="0.000639999999999752">
            <text:p>0.00064</text:p>
          </table:table-cell>
          <table:table-cell table:formula="of:=[.D127]*1000000" office:value-type="float" office:value="639.999999999752">
            <text:p>639.9999999998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27]-[.E127])/[.E127]*100" office:value-type="float" office:value="4.68750000003251">
            <text:p>4.6875</text:p>
          </table:table-cell>
          <table:table-cell table:formula="of:=IF(ABS([.I12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387">
            <text:p>1.64387</text:p>
          </table:table-cell>
          <table:table-cell office:value-type="float" office:value="1">
            <text:p>1</text:p>
          </table:table-cell>
          <table:table-cell/>
          <table:table-cell table:formula="of:=[.A128]-[.A127]" office:value-type="float" office:value="0.000720000000000276">
            <text:p>0.00072</text:p>
          </table:table-cell>
          <table:table-cell table:formula="of:=[.D128]*1000000" office:value-type="float" office:value="720.000000000276">
            <text:p>720.0000000003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28]-[.E128])/[.E128]*100" office:value-type="float" office:value="-5.55555555558984">
            <text:p>-5.5555555556</text:p>
          </table:table-cell>
          <table:table-cell table:formula="of:=IF(ABS([.I12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451">
            <text:p>1.64451</text:p>
          </table:table-cell>
          <table:table-cell office:value-type="float" office:value="0">
            <text:p>0</text:p>
          </table:table-cell>
          <table:table-cell/>
          <table:table-cell table:formula="of:=[.A129]-[.A128]" office:value-type="float" office:value="0.000639999999999752">
            <text:p>0.00064</text:p>
          </table:table-cell>
          <table:table-cell table:formula="of:=[.D129]*1000000" office:value-type="float" office:value="639.999999999752">
            <text:p>63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29]-[.E129])/[.E129]*100" office:value-type="float" office:value="6.25000000004335">
            <text:p>6.25</text:p>
          </table:table-cell>
          <table:table-cell table:formula="of:=IF(ABS([.I12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523">
            <text:p>1.64523</text:p>
          </table:table-cell>
          <table:table-cell office:value-type="float" office:value="1">
            <text:p>1</text:p>
          </table:table-cell>
          <table:table-cell/>
          <table:table-cell table:formula="of:=[.A130]-[.A129]" office:value-type="float" office:value="0.000720000000000276">
            <text:p>0.00072</text:p>
          </table:table-cell>
          <table:table-cell table:formula="of:=[.D130]*1000000" office:value-type="float" office:value="720.000000000276">
            <text:p>720.0000000003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30]-[.E130])/[.E130]*100" office:value-type="float" office:value="-5.55555555558984">
            <text:p>-5.5555555556</text:p>
          </table:table-cell>
          <table:table-cell table:formula="of:=IF(ABS([.I13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587">
            <text:p>1.64587</text:p>
          </table:table-cell>
          <table:table-cell office:value-type="float" office:value="0">
            <text:p>0</text:p>
          </table:table-cell>
          <table:table-cell/>
          <table:table-cell table:formula="of:=[.A131]-[.A130]" office:value-type="float" office:value="0.000639999999999752">
            <text:p>0.00064</text:p>
          </table:table-cell>
          <table:table-cell table:formula="of:=[.D131]*1000000" office:value-type="float" office:value="639.999999999752">
            <text:p>63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31]-[.E131])/[.E131]*100" office:value-type="float" office:value="6.25000000004335">
            <text:p>6.25</text:p>
          </table:table-cell>
          <table:table-cell table:formula="of:=IF(ABS([.I13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659">
            <text:p>1.64659</text:p>
          </table:table-cell>
          <table:table-cell office:value-type="float" office:value="1">
            <text:p>1</text:p>
          </table:table-cell>
          <table:table-cell/>
          <table:table-cell table:formula="of:=[.A132]-[.A131]" office:value-type="float" office:value="0.000720000000000054">
            <text:p>0.00072</text:p>
          </table:table-cell>
          <table:table-cell table:formula="of:=[.D132]*1000000" office:value-type="float" office:value="720.000000000054">
            <text:p>72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32]-[.E132])/[.E132]*100" office:value-type="float" office:value="-5.5555555555607">
            <text:p>-5.5555555556</text:p>
          </table:table-cell>
          <table:table-cell table:formula="of:=IF(ABS([.I13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725">
            <text:p>1.64725</text:p>
          </table:table-cell>
          <table:table-cell office:value-type="float" office:value="0">
            <text:p>0</text:p>
          </table:table-cell>
          <table:table-cell/>
          <table:table-cell table:formula="of:=[.A133]-[.A132]" office:value-type="float" office:value="0.000660000000000105">
            <text:p>0.00066</text:p>
          </table:table-cell>
          <table:table-cell table:formula="of:=[.D133]*1000000" office:value-type="float" office:value="660.000000000105">
            <text:p>660.0000000001</text:p>
          </table:table-cell>
          <table:table-cell/>
          <table:table-cell office:value-type="float" office:value="700.000000000145">
            <text:p>700.0000000001</text:p>
          </table:table-cell>
          <table:table-cell/>
          <table:table-cell table:formula="of:=([.G133]-[.E133])/[.E133]*100" office:value-type="float" office:value="6.06060606061116">
            <text:p>6.0606060606</text:p>
          </table:table-cell>
          <table:table-cell table:formula="of:=IF(ABS([.I13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796">
            <text:p>1.64796</text:p>
          </table:table-cell>
          <table:table-cell office:value-type="float" office:value="1">
            <text:p>1</text:p>
          </table:table-cell>
          <table:table-cell/>
          <table:table-cell table:formula="of:=[.A134]-[.A133]" office:value-type="float" office:value="0.000709999999999988">
            <text:p>0.00071</text:p>
          </table:table-cell>
          <table:table-cell table:formula="of:=[.D134]*1000000" office:value-type="float" office:value="709.999999999988">
            <text:p>71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34]-[.E134])/[.E134]*100" office:value-type="float" office:value="-4.22535211267254">
            <text:p>-4.2253521127</text:p>
          </table:table-cell>
          <table:table-cell table:formula="of:=IF(ABS([.I13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861">
            <text:p>1.64861</text:p>
          </table:table-cell>
          <table:table-cell office:value-type="float" office:value="0">
            <text:p>0</text:p>
          </table:table-cell>
          <table:table-cell/>
          <table:table-cell table:formula="of:=[.A135]-[.A134]" office:value-type="float" office:value="0.000650000000000039">
            <text:p>0.00065</text:p>
          </table:table-cell>
          <table:table-cell table:formula="of:=[.D135]*1000000" office:value-type="float" office:value="650.000000000039">
            <text:p>65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35]-[.E135])/[.E135]*100" office:value-type="float" office:value="4.6153846153804">
            <text:p>4.6153846154</text:p>
          </table:table-cell>
          <table:table-cell table:formula="of:=IF(ABS([.I13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932">
            <text:p>1.64932</text:p>
          </table:table-cell>
          <table:table-cell office:value-type="float" office:value="1">
            <text:p>1</text:p>
          </table:table-cell>
          <table:table-cell/>
          <table:table-cell table:formula="of:=[.A136]-[.A135]" office:value-type="float" office:value="0.000709999999999766">
            <text:p>0.00071</text:p>
          </table:table-cell>
          <table:table-cell table:formula="of:=[.D136]*1000000" office:value-type="float" office:value="709.999999999766">
            <text:p>70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36]-[.E136])/[.E136]*100" office:value-type="float" office:value="-4.22535211264259">
            <text:p>-4.2253521126</text:p>
          </table:table-cell>
          <table:table-cell table:formula="of:=IF(ABS([.I13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4997">
            <text:p>1.64997</text:p>
          </table:table-cell>
          <table:table-cell office:value-type="float" office:value="0">
            <text:p>0</text:p>
          </table:table-cell>
          <table:table-cell/>
          <table:table-cell table:formula="of:=[.A137]-[.A136]" office:value-type="float" office:value="0.000650000000000262">
            <text:p>0.00065</text:p>
          </table:table-cell>
          <table:table-cell table:formula="of:=[.D137]*1000000" office:value-type="float" office:value="650.000000000262">
            <text:p>650.0000000003</text:p>
          </table:table-cell>
          <table:table-cell/>
          <table:table-cell office:value-type="float" office:value="679.999999999792">
            <text:p>679.9999999998</text:p>
          </table:table-cell>
          <table:table-cell/>
          <table:table-cell table:formula="of:=([.G137]-[.E137])/[.E137]*100" office:value-type="float" office:value="4.61538461531051">
            <text:p>4.6153846153</text:p>
          </table:table-cell>
          <table:table-cell table:formula="of:=IF(ABS([.I13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068">
            <text:p>1.65068</text:p>
          </table:table-cell>
          <table:table-cell office:value-type="float" office:value="1">
            <text:p>1</text:p>
          </table:table-cell>
          <table:table-cell/>
          <table:table-cell table:formula="of:=[.A138]-[.A137]" office:value-type="float" office:value="0.000709999999999766">
            <text:p>0.00071</text:p>
          </table:table-cell>
          <table:table-cell table:formula="of:=[.D138]*1000000" office:value-type="float" office:value="709.999999999766">
            <text:p>70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38]-[.E138])/[.E138]*100" office:value-type="float" office:value="-4.22535211264259">
            <text:p>-4.2253521126</text:p>
          </table:table-cell>
          <table:table-cell table:formula="of:=IF(ABS([.I13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133">
            <text:p>1.65133</text:p>
          </table:table-cell>
          <table:table-cell office:value-type="float" office:value="0">
            <text:p>0</text:p>
          </table:table-cell>
          <table:table-cell/>
          <table:table-cell table:formula="of:=[.A139]-[.A138]" office:value-type="float" office:value="0.000650000000000262">
            <text:p>0.00065</text:p>
          </table:table-cell>
          <table:table-cell table:formula="of:=[.D139]*1000000" office:value-type="float" office:value="650.000000000262">
            <text:p>650.0000000003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39]-[.E139])/[.E139]*100" office:value-type="float" office:value="4.61538461534467">
            <text:p>4.6153846153</text:p>
          </table:table-cell>
          <table:table-cell table:formula="of:=IF(ABS([.I13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204">
            <text:p>1.65204</text:p>
          </table:table-cell>
          <table:table-cell office:value-type="float" office:value="1">
            <text:p>1</text:p>
          </table:table-cell>
          <table:table-cell/>
          <table:table-cell table:formula="of:=[.A140]-[.A139]" office:value-type="float" office:value="0.000709999999999766">
            <text:p>0.00071</text:p>
          </table:table-cell>
          <table:table-cell table:formula="of:=[.D140]*1000000" office:value-type="float" office:value="709.999999999766">
            <text:p>70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40]-[.E140])/[.E140]*100" office:value-type="float" office:value="-4.22535211264259">
            <text:p>-4.2253521126</text:p>
          </table:table-cell>
          <table:table-cell table:formula="of:=IF(ABS([.I14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269">
            <text:p>1.65269</text:p>
          </table:table-cell>
          <table:table-cell office:value-type="float" office:value="0">
            <text:p>0</text:p>
          </table:table-cell>
          <table:table-cell/>
          <table:table-cell table:formula="of:=[.A141]-[.A140]" office:value-type="float" office:value="0.000650000000000262">
            <text:p>0.00065</text:p>
          </table:table-cell>
          <table:table-cell table:formula="of:=[.D141]*1000000" office:value-type="float" office:value="650.000000000262">
            <text:p>650.0000000003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41]-[.E141])/[.E141]*100" office:value-type="float" office:value="4.61538461534467">
            <text:p>4.6153846153</text:p>
          </table:table-cell>
          <table:table-cell table:formula="of:=IF(ABS([.I14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34">
            <text:p>1.6534</text:p>
          </table:table-cell>
          <table:table-cell office:value-type="float" office:value="1">
            <text:p>1</text:p>
          </table:table-cell>
          <table:table-cell/>
          <table:table-cell table:formula="of:=[.A142]-[.A141]" office:value-type="float" office:value="0.000709999999999766">
            <text:p>0.00071</text:p>
          </table:table-cell>
          <table:table-cell table:formula="of:=[.D142]*1000000" office:value-type="float" office:value="709.999999999766">
            <text:p>70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42]-[.E142])/[.E142]*100" office:value-type="float" office:value="-4.22535211264259">
            <text:p>-4.2253521126</text:p>
          </table:table-cell>
          <table:table-cell table:formula="of:=IF(ABS([.I14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405">
            <text:p>1.65405</text:p>
          </table:table-cell>
          <table:table-cell office:value-type="float" office:value="0">
            <text:p>0</text:p>
          </table:table-cell>
          <table:table-cell/>
          <table:table-cell table:formula="of:=[.A143]-[.A142]" office:value-type="float" office:value="0.000650000000000039">
            <text:p>0.00065</text:p>
          </table:table-cell>
          <table:table-cell table:formula="of:=[.D143]*1000000" office:value-type="float" office:value="650.000000000039">
            <text:p>65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43]-[.E143])/[.E143]*100" office:value-type="float" office:value="3.07692307690888">
            <text:p>3.0769230769</text:p>
          </table:table-cell>
          <table:table-cell table:formula="of:=IF(ABS([.I14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476">
            <text:p>1.65476</text:p>
          </table:table-cell>
          <table:table-cell office:value-type="float" office:value="1">
            <text:p>1</text:p>
          </table:table-cell>
          <table:table-cell/>
          <table:table-cell table:formula="of:=[.A144]-[.A143]" office:value-type="float" office:value="0.000709999999999988">
            <text:p>0.00071</text:p>
          </table:table-cell>
          <table:table-cell table:formula="of:=[.D144]*1000000" office:value-type="float" office:value="709.999999999988">
            <text:p>710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44]-[.E144])/[.E144]*100" office:value-type="float" office:value="-2.81690140843792">
            <text:p>-2.8169014084</text:p>
          </table:table-cell>
          <table:table-cell table:formula="of:=IF(ABS([.I14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541">
            <text:p>1.65541</text:p>
          </table:table-cell>
          <table:table-cell office:value-type="float" office:value="0">
            <text:p>0</text:p>
          </table:table-cell>
          <table:table-cell/>
          <table:table-cell table:formula="of:=[.A145]-[.A144]" office:value-type="float" office:value="0.000650000000000039">
            <text:p>0.00065</text:p>
          </table:table-cell>
          <table:table-cell table:formula="of:=[.D145]*1000000" office:value-type="float" office:value="650.000000000039">
            <text:p>65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45]-[.E145])/[.E145]*100" office:value-type="float" office:value="3.07692307690888">
            <text:p>3.0769230769</text:p>
          </table:table-cell>
          <table:table-cell table:formula="of:=IF(ABS([.I14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612">
            <text:p>1.65612</text:p>
          </table:table-cell>
          <table:table-cell office:value-type="float" office:value="1">
            <text:p>1</text:p>
          </table:table-cell>
          <table:table-cell/>
          <table:table-cell table:formula="of:=[.A146]-[.A145]" office:value-type="float" office:value="0.000709999999999988">
            <text:p>0.00071</text:p>
          </table:table-cell>
          <table:table-cell table:formula="of:=[.D146]*1000000" office:value-type="float" office:value="709.999999999988">
            <text:p>710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46]-[.E146])/[.E146]*100" office:value-type="float" office:value="-2.8169014084692">
            <text:p>-2.8169014085</text:p>
          </table:table-cell>
          <table:table-cell table:formula="of:=IF(ABS([.I14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677">
            <text:p>1.65677</text:p>
          </table:table-cell>
          <table:table-cell office:value-type="float" office:value="0">
            <text:p>0</text:p>
          </table:table-cell>
          <table:table-cell/>
          <table:table-cell table:formula="of:=[.A147]-[.A146]" office:value-type="float" office:value="0.000650000000000039">
            <text:p>0.00065</text:p>
          </table:table-cell>
          <table:table-cell table:formula="of:=[.D147]*1000000" office:value-type="float" office:value="650.000000000039">
            <text:p>650</text:p>
          </table:table-cell>
          <table:table-cell/>
          <table:table-cell office:value-type="float" office:value="670.00000000017">
            <text:p>670.0000000002</text:p>
          </table:table-cell>
          <table:table-cell/>
          <table:table-cell table:formula="of:=([.G147]-[.E147])/[.E147]*100" office:value-type="float" office:value="3.07692307694304">
            <text:p>3.0769230769</text:p>
          </table:table-cell>
          <table:table-cell table:formula="of:=IF(ABS([.I14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748">
            <text:p>1.65748</text:p>
          </table:table-cell>
          <table:table-cell office:value-type="float" office:value="1">
            <text:p>1</text:p>
          </table:table-cell>
          <table:table-cell/>
          <table:table-cell table:formula="of:=[.A148]-[.A147]" office:value-type="float" office:value="0.000709999999999988">
            <text:p>0.00071</text:p>
          </table:table-cell>
          <table:table-cell table:formula="of:=[.D148]*1000000" office:value-type="float" office:value="709.999999999988">
            <text:p>710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48]-[.E148])/[.E148]*100" office:value-type="float" office:value="-2.8169014084692">
            <text:p>-2.8169014085</text:p>
          </table:table-cell>
          <table:table-cell table:formula="of:=IF(ABS([.I14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815">
            <text:p>1.65815</text:p>
          </table:table-cell>
          <table:table-cell office:value-type="float" office:value="0">
            <text:p>0</text:p>
          </table:table-cell>
          <table:table-cell/>
          <table:table-cell table:formula="of:=[.A149]-[.A148]" office:value-type="float" office:value="0.000669999999999948">
            <text:p>0.00067</text:p>
          </table:table-cell>
          <table:table-cell table:formula="of:=[.D149]*1000000" office:value-type="float" office:value="669.999999999948">
            <text:p>669.9999999999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49]-[.E149])/[.E149]*100" office:value-type="float" office:value="2.98507462688547">
            <text:p>2.9850746269</text:p>
          </table:table-cell>
          <table:table-cell table:formula="of:=IF(ABS([.I14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883">
            <text:p>1.65883</text:p>
          </table:table-cell>
          <table:table-cell office:value-type="float" office:value="1">
            <text:p>1</text:p>
          </table:table-cell>
          <table:table-cell/>
          <table:table-cell table:formula="of:=[.A150]-[.A149]" office:value-type="float" office:value="0.000680000000000014">
            <text:p>0.00068</text:p>
          </table:table-cell>
          <table:table-cell table:formula="of:=[.D150]*1000000" office:value-type="float" office:value="680.000000000014">
            <text:p>680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50]-[.E150])/[.E150]*100" office:value-type="float" office:value="1.47058823530373">
            <text:p>1.4705882353</text:p>
          </table:table-cell>
          <table:table-cell table:formula="of:=IF(ABS([.I15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5951">
            <text:p>1.65951</text:p>
          </table:table-cell>
          <table:table-cell office:value-type="float" office:value="0">
            <text:p>0</text:p>
          </table:table-cell>
          <table:table-cell/>
          <table:table-cell table:formula="of:=[.A151]-[.A150]" office:value-type="float" office:value="0.000680000000000014">
            <text:p>0.00068</text:p>
          </table:table-cell>
          <table:table-cell table:formula="of:=[.D151]*1000000" office:value-type="float" office:value="680.000000000014">
            <text:p>68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51]-[.E151])/[.E151]*100" office:value-type="float" office:value="-1.47058823530372">
            <text:p>-1.4705882353</text:p>
          </table:table-cell>
          <table:table-cell table:formula="of:=IF(ABS([.I15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022">
            <text:p>1.66022</text:p>
          </table:table-cell>
          <table:table-cell office:value-type="float" office:value="1">
            <text:p>1</text:p>
          </table:table-cell>
          <table:table-cell/>
          <table:table-cell table:formula="of:=[.A152]-[.A151]" office:value-type="float" office:value="0.000709999999999988">
            <text:p>0.00071</text:p>
          </table:table-cell>
          <table:table-cell table:formula="of:=[.D152]*1000000" office:value-type="float" office:value="709.999999999988">
            <text:p>710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52]-[.E152])/[.E152]*100" office:value-type="float" office:value="-2.81690140843792">
            <text:p>-2.8169014084</text:p>
          </table:table-cell>
          <table:table-cell table:formula="of:=IF(ABS([.I15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086">
            <text:p>1.66086</text:p>
          </table:table-cell>
          <table:table-cell office:value-type="float" office:value="0">
            <text:p>0</text:p>
          </table:table-cell>
          <table:table-cell/>
          <table:table-cell table:formula="of:=[.A153]-[.A152]" office:value-type="float" office:value="0.000639999999999974">
            <text:p>0.00064</text:p>
          </table:table-cell>
          <table:table-cell table:formula="of:=[.D153]*1000000" office:value-type="float" office:value="639.999999999974">
            <text:p>64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53]-[.E153])/[.E153]*100" office:value-type="float" office:value="4.68749999999619">
            <text:p>4.6875</text:p>
          </table:table-cell>
          <table:table-cell table:formula="of:=IF(ABS([.I15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158">
            <text:p>1.66158</text:p>
          </table:table-cell>
          <table:table-cell office:value-type="float" office:value="1">
            <text:p>1</text:p>
          </table:table-cell>
          <table:table-cell/>
          <table:table-cell table:formula="of:=[.A154]-[.A153]" office:value-type="float" office:value="0.000720000000000054">
            <text:p>0.00072</text:p>
          </table:table-cell>
          <table:table-cell table:formula="of:=[.D154]*1000000" office:value-type="float" office:value="720.000000000054">
            <text:p>720.0000000001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54]-[.E154])/[.E154]*100" office:value-type="float" office:value="-4.1666666666628">
            <text:p>-4.1666666667</text:p>
          </table:table-cell>
          <table:table-cell table:formula="of:=IF(ABS([.I15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222">
            <text:p>1.66222</text:p>
          </table:table-cell>
          <table:table-cell office:value-type="float" office:value="0">
            <text:p>0</text:p>
          </table:table-cell>
          <table:table-cell/>
          <table:table-cell table:formula="of:=[.A155]-[.A154]" office:value-type="float" office:value="0.000639999999999974">
            <text:p>0.00064</text:p>
          </table:table-cell>
          <table:table-cell table:formula="of:=[.D155]*1000000" office:value-type="float" office:value="639.999999999974">
            <text:p>64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55]-[.E155])/[.E155]*100" office:value-type="float" office:value="4.68749999999619">
            <text:p>4.6875</text:p>
          </table:table-cell>
          <table:table-cell table:formula="of:=IF(ABS([.I15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294">
            <text:p>1.66294</text:p>
          </table:table-cell>
          <table:table-cell office:value-type="float" office:value="1">
            <text:p>1</text:p>
          </table:table-cell>
          <table:table-cell/>
          <table:table-cell table:formula="of:=[.A156]-[.A155]" office:value-type="float" office:value="0.000720000000000054">
            <text:p>0.00072</text:p>
          </table:table-cell>
          <table:table-cell table:formula="of:=[.D156]*1000000" office:value-type="float" office:value="720.000000000054">
            <text:p>72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56]-[.E156])/[.E156]*100" office:value-type="float" office:value="-5.5555555555607">
            <text:p>-5.5555555556</text:p>
          </table:table-cell>
          <table:table-cell table:formula="of:=IF(ABS([.I15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358">
            <text:p>1.66358</text:p>
          </table:table-cell>
          <table:table-cell office:value-type="float" office:value="0">
            <text:p>0</text:p>
          </table:table-cell>
          <table:table-cell/>
          <table:table-cell table:formula="of:=[.A157]-[.A156]" office:value-type="float" office:value="0.000639999999999974">
            <text:p>0.00064</text:p>
          </table:table-cell>
          <table:table-cell table:formula="of:=[.D157]*1000000" office:value-type="float" office:value="639.999999999974">
            <text:p>64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57]-[.E157])/[.E157]*100" office:value-type="float" office:value="6.25000000000649">
            <text:p>6.25</text:p>
          </table:table-cell>
          <table:table-cell table:formula="of:=IF(ABS([.I15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43">
            <text:p>1.6643</text:p>
          </table:table-cell>
          <table:table-cell office:value-type="float" office:value="1">
            <text:p>1</text:p>
          </table:table-cell>
          <table:table-cell/>
          <table:table-cell table:formula="of:=[.A158]-[.A157]" office:value-type="float" office:value="0.000719999999999832">
            <text:p>0.00072</text:p>
          </table:table-cell>
          <table:table-cell table:formula="of:=[.D158]*1000000" office:value-type="float" office:value="719.999999999832">
            <text:p>719.9999999998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58]-[.E158])/[.E158]*100" office:value-type="float" office:value="-4.16666666663325">
            <text:p>-4.1666666666</text:p>
          </table:table-cell>
          <table:table-cell table:formula="of:=IF(ABS([.I15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494">
            <text:p>1.66494</text:p>
          </table:table-cell>
          <table:table-cell office:value-type="float" office:value="0">
            <text:p>0</text:p>
          </table:table-cell>
          <table:table-cell/>
          <table:table-cell table:formula="of:=[.A159]-[.A158]" office:value-type="float" office:value="0.000640000000000196">
            <text:p>0.00064</text:p>
          </table:table-cell>
          <table:table-cell table:formula="of:=[.D159]*1000000" office:value-type="float" office:value="640.000000000196">
            <text:p>640.0000000002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59]-[.E159])/[.E159]*100" office:value-type="float" office:value="4.68749999995988">
            <text:p>4.6875</text:p>
          </table:table-cell>
          <table:table-cell table:formula="of:=IF(ABS([.I15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563">
            <text:p>1.66563</text:p>
          </table:table-cell>
          <table:table-cell office:value-type="float" office:value="1">
            <text:p>1</text:p>
          </table:table-cell>
          <table:table-cell/>
          <table:table-cell table:formula="of:=[.A160]-[.A159]" office:value-type="float" office:value="0.000690000000000079">
            <text:p>0.00069</text:p>
          </table:table-cell>
          <table:table-cell table:formula="of:=[.D160]*1000000" office:value-type="float" office:value="690.000000000079">
            <text:p>69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60]-[.E160])/[.E160]*100" office:value-type="float" office:value="-1.44927536232818">
            <text:p>-1.4492753623</text:p>
          </table:table-cell>
          <table:table-cell table:formula="of:=IF(ABS([.I16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755">
            <text:p>1.66755</text:p>
          </table:table-cell>
          <table:table-cell office:value-type="float" office:value="0">
            <text:p>0</text:p>
          </table:table-cell>
          <table:table-cell/>
          <table:table-cell table:formula="of:=[.A161]-[.A160]" office:value-type="float" office:value="0.00191999999999992">
            <text:p>0.00192</text:p>
          </table:table-cell>
          <table:table-cell table:formula="of:=[.D161]*1000000" office:value-type="float" office:value="1919.99999999992">
            <text:p>1919.9999999999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61]-[.E161])/[.E161]*100" office:value-type="float" office:value="-64.5833333333312">
            <text:p>-64.5833333333</text:p>
          </table:table-cell>
          <table:table-cell table:formula="of:=IF(ABS([.I161])&gt;10;&quot;&gt;10%&quot;;&quot; &quot;)" office:value-type="string" office:string-value="&gt;10%">
            <text:p>&gt;10%</text:p>
          </table:table-cell>
        </table:table-row>
        <table:table-row table:style-name="ro1">
          <table:table-cell office:value-type="float" office:value="1.66826">
            <text:p>1.66826</text:p>
          </table:table-cell>
          <table:table-cell office:value-type="float" office:value="1">
            <text:p>1</text:p>
          </table:table-cell>
          <table:table-cell/>
          <table:table-cell table:formula="of:=[.A162]-[.A161]" office:value-type="float" office:value="0.000709999999999988">
            <text:p>0.00071</text:p>
          </table:table-cell>
          <table:table-cell table:formula="of:=[.D162]*1000000" office:value-type="float" office:value="709.999999999988">
            <text:p>710</text:p>
          </table:table-cell>
          <table:table-cell/>
          <table:table-cell office:value-type="float" office:value="679.999999999792">
            <text:p>679.9999999998</text:p>
          </table:table-cell>
          <table:table-cell/>
          <table:table-cell table:formula="of:=([.G162]-[.E162])/[.E162]*100" office:value-type="float" office:value="-4.22535211270381">
            <text:p>-4.2253521127</text:p>
          </table:table-cell>
          <table:table-cell table:formula="of:=IF(ABS([.I16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891">
            <text:p>1.66891</text:p>
          </table:table-cell>
          <table:table-cell office:value-type="float" office:value="0">
            <text:p>0</text:p>
          </table:table-cell>
          <table:table-cell/>
          <table:table-cell table:formula="of:=[.A163]-[.A162]" office:value-type="float" office:value="0.000649999999999817">
            <text:p>0.00065</text:p>
          </table:table-cell>
          <table:table-cell table:formula="of:=[.D163]*1000000" office:value-type="float" office:value="649.999999999817">
            <text:p>649.9999999998</text:p>
          </table:table-cell>
          <table:table-cell/>
          <table:table-cell office:value-type="float" office:value="680.000000000236">
            <text:p>680.0000000002</text:p>
          </table:table-cell>
          <table:table-cell/>
          <table:table-cell table:formula="of:=([.G163]-[.E163])/[.E163]*100" office:value-type="float" office:value="4.61538461545031">
            <text:p>4.6153846155</text:p>
          </table:table-cell>
          <table:table-cell table:formula="of:=IF(ABS([.I16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6959">
            <text:p>1.66959</text:p>
          </table:table-cell>
          <table:table-cell office:value-type="float" office:value="1">
            <text:p>1</text:p>
          </table:table-cell>
          <table:table-cell/>
          <table:table-cell table:formula="of:=[.A164]-[.A163]" office:value-type="float" office:value="0.000680000000000014">
            <text:p>0.00068</text:p>
          </table:table-cell>
          <table:table-cell table:formula="of:=[.D164]*1000000" office:value-type="float" office:value="680.000000000014">
            <text:p>680</text:p>
          </table:table-cell>
          <table:table-cell/>
          <table:table-cell office:value-type="float" office:value="679.999999999792">
            <text:p>679.9999999998</text:p>
          </table:table-cell>
          <table:table-cell/>
          <table:table-cell table:formula="of:=([.G164]-[.E164])/[.E164]*100" office:value-type="float" office:value="-0.0000000000326515285397517">
            <text:p>-3.26515285397517E-011</text:p>
          </table:table-cell>
          <table:table-cell table:formula="of:=IF(ABS([.I16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028">
            <text:p>1.67028</text:p>
          </table:table-cell>
          <table:table-cell office:value-type="float" office:value="0">
            <text:p>0</text:p>
          </table:table-cell>
          <table:table-cell/>
          <table:table-cell table:formula="of:=[.A165]-[.A164]" office:value-type="float" office:value="0.000690000000000079">
            <text:p>0.00069</text:p>
          </table:table-cell>
          <table:table-cell table:formula="of:=[.D165]*1000000" office:value-type="float" office:value="690.000000000079">
            <text:p>690.0000000001</text:p>
          </table:table-cell>
          <table:table-cell/>
          <table:table-cell office:value-type="float" office:value="699.999999999923">
            <text:p>699.9999999999</text:p>
          </table:table-cell>
          <table:table-cell/>
          <table:table-cell table:formula="of:=([.G165]-[.E165])/[.E165]*100" office:value-type="float" office:value="1.44927536229599">
            <text:p>1.4492753623</text:p>
          </table:table-cell>
          <table:table-cell table:formula="of:=IF(ABS([.I16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1">
            <text:p>1.671</text:p>
          </table:table-cell>
          <table:table-cell office:value-type="float" office:value="1">
            <text:p>1</text:p>
          </table:table-cell>
          <table:table-cell/>
          <table:table-cell table:formula="of:=[.A166]-[.A165]" office:value-type="float" office:value="0.000720000000000054">
            <text:p>0.00072</text:p>
          </table:table-cell>
          <table:table-cell table:formula="of:=[.D166]*1000000" office:value-type="float" office:value="720.000000000054">
            <text:p>72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66]-[.E166])/[.E166]*100" office:value-type="float" office:value="-5.5555555555607">
            <text:p>-5.5555555556</text:p>
          </table:table-cell>
          <table:table-cell table:formula="of:=IF(ABS([.I16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164">
            <text:p>1.67164</text:p>
          </table:table-cell>
          <table:table-cell office:value-type="float" office:value="0">
            <text:p>0</text:p>
          </table:table-cell>
          <table:table-cell/>
          <table:table-cell table:formula="of:=[.A167]-[.A166]" office:value-type="float" office:value="0.000639999999999974">
            <text:p>0.00064</text:p>
          </table:table-cell>
          <table:table-cell table:formula="of:=[.D167]*1000000" office:value-type="float" office:value="639.999999999974">
            <text:p>64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67]-[.E167])/[.E167]*100" office:value-type="float" office:value="6.25000000000649">
            <text:p>6.25</text:p>
          </table:table-cell>
          <table:table-cell table:formula="of:=IF(ABS([.I16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235">
            <text:p>1.67235</text:p>
          </table:table-cell>
          <table:table-cell office:value-type="float" office:value="1">
            <text:p>1</text:p>
          </table:table-cell>
          <table:table-cell/>
          <table:table-cell table:formula="of:=[.A168]-[.A167]" office:value-type="float" office:value="0.000709999999999988">
            <text:p>0.00071</text:p>
          </table:table-cell>
          <table:table-cell table:formula="of:=[.D168]*1000000" office:value-type="float" office:value="709.999999999988">
            <text:p>71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68]-[.E168])/[.E168]*100" office:value-type="float" office:value="-4.22535211267254">
            <text:p>-4.2253521127</text:p>
          </table:table-cell>
          <table:table-cell table:formula="of:=IF(ABS([.I16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3">
            <text:p>1.673</text:p>
          </table:table-cell>
          <table:table-cell office:value-type="float" office:value="0">
            <text:p>0</text:p>
          </table:table-cell>
          <table:table-cell/>
          <table:table-cell table:formula="of:=[.A169]-[.A168]" office:value-type="float" office:value="0.000650000000000039">
            <text:p>0.00065</text:p>
          </table:table-cell>
          <table:table-cell table:formula="of:=[.D169]*1000000" office:value-type="float" office:value="650.000000000039">
            <text:p>65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69]-[.E169])/[.E169]*100" office:value-type="float" office:value="4.6153846153804">
            <text:p>4.6153846154</text:p>
          </table:table-cell>
          <table:table-cell table:formula="of:=IF(ABS([.I16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372">
            <text:p>1.67372</text:p>
          </table:table-cell>
          <table:table-cell office:value-type="float" office:value="1">
            <text:p>1</text:p>
          </table:table-cell>
          <table:table-cell/>
          <table:table-cell table:formula="of:=[.A170]-[.A169]" office:value-type="float" office:value="0.000720000000000054">
            <text:p>0.00072</text:p>
          </table:table-cell>
          <table:table-cell table:formula="of:=[.D170]*1000000" office:value-type="float" office:value="720.000000000054">
            <text:p>72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70]-[.E170])/[.E170]*100" office:value-type="float" office:value="-5.5555555555607">
            <text:p>-5.5555555556</text:p>
          </table:table-cell>
          <table:table-cell table:formula="of:=IF(ABS([.I17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436">
            <text:p>1.67436</text:p>
          </table:table-cell>
          <table:table-cell office:value-type="float" office:value="0">
            <text:p>0</text:p>
          </table:table-cell>
          <table:table-cell/>
          <table:table-cell table:formula="of:=[.A171]-[.A170]" office:value-type="float" office:value="0.000639999999999974">
            <text:p>0.00064</text:p>
          </table:table-cell>
          <table:table-cell table:formula="of:=[.D171]*1000000" office:value-type="float" office:value="639.999999999974">
            <text:p>64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71]-[.E171])/[.E171]*100" office:value-type="float" office:value="6.25000000000649">
            <text:p>6.25</text:p>
          </table:table-cell>
          <table:table-cell table:formula="of:=IF(ABS([.I17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507">
            <text:p>1.67507</text:p>
          </table:table-cell>
          <table:table-cell office:value-type="float" office:value="1">
            <text:p>1</text:p>
          </table:table-cell>
          <table:table-cell/>
          <table:table-cell table:formula="of:=[.A172]-[.A171]" office:value-type="float" office:value="0.000709999999999988">
            <text:p>0.00071</text:p>
          </table:table-cell>
          <table:table-cell table:formula="of:=[.D172]*1000000" office:value-type="float" office:value="709.999999999988">
            <text:p>71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72]-[.E172])/[.E172]*100" office:value-type="float" office:value="-4.22535211267254">
            <text:p>-4.2253521127</text:p>
          </table:table-cell>
          <table:table-cell table:formula="of:=IF(ABS([.I17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572">
            <text:p>1.67572</text:p>
          </table:table-cell>
          <table:table-cell office:value-type="float" office:value="0">
            <text:p>0</text:p>
          </table:table-cell>
          <table:table-cell/>
          <table:table-cell table:formula="of:=[.A173]-[.A172]" office:value-type="float" office:value="0.000650000000000039">
            <text:p>0.00065</text:p>
          </table:table-cell>
          <table:table-cell table:formula="of:=[.D173]*1000000" office:value-type="float" office:value="650.000000000039">
            <text:p>65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73]-[.E173])/[.E173]*100" office:value-type="float" office:value="4.6153846153804">
            <text:p>4.6153846154</text:p>
          </table:table-cell>
          <table:table-cell table:formula="of:=IF(ABS([.I17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643">
            <text:p>1.67643</text:p>
          </table:table-cell>
          <table:table-cell office:value-type="float" office:value="1">
            <text:p>1</text:p>
          </table:table-cell>
          <table:table-cell/>
          <table:table-cell table:formula="of:=[.A174]-[.A173]" office:value-type="float" office:value="0.000709999999999988">
            <text:p>0.00071</text:p>
          </table:table-cell>
          <table:table-cell table:formula="of:=[.D174]*1000000" office:value-type="float" office:value="709.999999999988">
            <text:p>71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74]-[.E174])/[.E174]*100" office:value-type="float" office:value="-4.22535211267254">
            <text:p>-4.2253521127</text:p>
          </table:table-cell>
          <table:table-cell table:formula="of:=IF(ABS([.I17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708">
            <text:p>1.67708</text:p>
          </table:table-cell>
          <table:table-cell office:value-type="float" office:value="0">
            <text:p>0</text:p>
          </table:table-cell>
          <table:table-cell/>
          <table:table-cell table:formula="of:=[.A175]-[.A174]" office:value-type="float" office:value="0.000650000000000039">
            <text:p>0.00065</text:p>
          </table:table-cell>
          <table:table-cell table:formula="of:=[.D175]*1000000" office:value-type="float" office:value="650.000000000039">
            <text:p>65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75]-[.E175])/[.E175]*100" office:value-type="float" office:value="3.07692307690888">
            <text:p>3.0769230769</text:p>
          </table:table-cell>
          <table:table-cell table:formula="of:=IF(ABS([.I17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779">
            <text:p>1.67779</text:p>
          </table:table-cell>
          <table:table-cell office:value-type="float" office:value="1">
            <text:p>1</text:p>
          </table:table-cell>
          <table:table-cell/>
          <table:table-cell table:formula="of:=[.A176]-[.A175]" office:value-type="float" office:value="0.000709999999999766">
            <text:p>0.00071</text:p>
          </table:table-cell>
          <table:table-cell table:formula="of:=[.D176]*1000000" office:value-type="float" office:value="709.999999999766">
            <text:p>709.9999999998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76]-[.E176])/[.E176]*100" office:value-type="float" office:value="-2.81690140840753">
            <text:p>-2.8169014084</text:p>
          </table:table-cell>
          <table:table-cell table:formula="of:=IF(ABS([.I17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7968">
            <text:p>1.67968</text:p>
          </table:table-cell>
          <table:table-cell office:value-type="float" office:value="0">
            <text:p>0</text:p>
          </table:table-cell>
          <table:table-cell/>
          <table:table-cell table:formula="of:=[.A177]-[.A176]" office:value-type="float" office:value="0.00189000000000017">
            <text:p>0.00189</text:p>
          </table:table-cell>
          <table:table-cell table:formula="of:=[.D177]*1000000" office:value-type="float" office:value="1890.00000000017">
            <text:p>1890.0000000002</text:p>
          </table:table-cell>
          <table:table-cell/>
          <table:table-cell office:value-type="float" office:value="1919.99999999992">
            <text:p>1919.9999999999</text:p>
          </table:table-cell>
          <table:table-cell/>
          <table:table-cell table:formula="of:=([.G177]-[.E177])/[.E177]*100" office:value-type="float" office:value="1.58730158728834">
            <text:p>1.5873015873</text:p>
          </table:table-cell>
          <table:table-cell table:formula="of:=IF(ABS([.I17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8037">
            <text:p>1.68037</text:p>
          </table:table-cell>
          <table:table-cell office:value-type="float" office:value="1">
            <text:p>1</text:p>
          </table:table-cell>
          <table:table-cell/>
          <table:table-cell table:formula="of:=[.A178]-[.A177]" office:value-type="float" office:value="0.000689999999999857">
            <text:p>0.00069</text:p>
          </table:table-cell>
          <table:table-cell table:formula="of:=[.D178]*1000000" office:value-type="float" office:value="689.999999999857">
            <text:p>689.9999999999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78]-[.E178])/[.E178]*100" office:value-type="float" office:value="-1.44927536229647">
            <text:p>-1.4492753623</text:p>
          </table:table-cell>
          <table:table-cell table:formula="of:=IF(ABS([.I17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8229">
            <text:p>1.68229</text:p>
          </table:table-cell>
          <table:table-cell office:value-type="float" office:value="0">
            <text:p>0</text:p>
          </table:table-cell>
          <table:table-cell/>
          <table:table-cell table:formula="of:=[.A179]-[.A178]" office:value-type="float" office:value="0.00192000000000014">
            <text:p>0.00192</text:p>
          </table:table-cell>
          <table:table-cell table:formula="of:=[.D179]*1000000" office:value-type="float" office:value="1920.00000000014">
            <text:p>1920.0000000002</text:p>
          </table:table-cell>
          <table:table-cell/>
          <table:table-cell office:value-type="float" office:value="1919.99999999992">
            <text:p>1919.9999999999</text:p>
          </table:table-cell>
          <table:table-cell/>
          <table:table-cell table:formula="of:=([.G179]-[.E179])/[.E179]*100" office:value-type="float" office:value="-0.0000000000115581618350301">
            <text:p>-1.15581618350301E-011</text:p>
          </table:table-cell>
          <table:table-cell table:formula="of:=IF(ABS([.I17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8297">
            <text:p>1.68297</text:p>
          </table:table-cell>
          <table:table-cell office:value-type="float" office:value="1">
            <text:p>1</text:p>
          </table:table-cell>
          <table:table-cell/>
          <table:table-cell table:formula="of:=[.A180]-[.A179]" office:value-type="float" office:value="0.000680000000000014">
            <text:p>0.00068</text:p>
          </table:table-cell>
          <table:table-cell table:formula="of:=[.D180]*1000000" office:value-type="float" office:value="680.000000000014">
            <text:p>68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80]-[.E180])/[.E180]*100" office:value-type="float" office:value="0">
            <text:p>0</text:p>
          </table:table-cell>
          <table:table-cell table:formula="of:=IF(ABS([.I18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8491">
            <text:p>1.68491</text:p>
          </table:table-cell>
          <table:table-cell office:value-type="float" office:value="0">
            <text:p>0</text:p>
          </table:table-cell>
          <table:table-cell/>
          <table:table-cell table:formula="of:=[.A181]-[.A180]" office:value-type="float" office:value="0.00193999999999983">
            <text:p>0.00194</text:p>
          </table:table-cell>
          <table:table-cell table:formula="of:=[.D181]*1000000" office:value-type="float" office:value="1939.99999999983">
            <text:p>1939.9999999998</text:p>
          </table:table-cell>
          <table:table-cell/>
          <table:table-cell office:value-type="float" office:value="1940.00000000005">
            <text:p>1940.0000000001</text:p>
          </table:table-cell>
          <table:table-cell/>
          <table:table-cell table:formula="of:=([.G181]-[.E181])/[.E181]*100" office:value-type="float" office:value="0.0000000000114390055274543">
            <text:p>1.14390055274543E-011</text:p>
          </table:table-cell>
          <table:table-cell table:formula="of:=IF(ABS([.I18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8559">
            <text:p>1.68559</text:p>
          </table:table-cell>
          <table:table-cell office:value-type="float" office:value="1">
            <text:p>1</text:p>
          </table:table-cell>
          <table:table-cell/>
          <table:table-cell table:formula="of:=[.A182]-[.A181]" office:value-type="float" office:value="0.000680000000000014">
            <text:p>0.00068</text:p>
          </table:table-cell>
          <table:table-cell table:formula="of:=[.D182]*1000000" office:value-type="float" office:value="680.000000000014">
            <text:p>680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82]-[.E182])/[.E182]*100" office:value-type="float" office:value="1.47058823530373">
            <text:p>1.4705882353</text:p>
          </table:table-cell>
          <table:table-cell table:formula="of:=IF(ABS([.I18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8751">
            <text:p>1.68751</text:p>
          </table:table-cell>
          <table:table-cell office:value-type="float" office:value="0">
            <text:p>0</text:p>
          </table:table-cell>
          <table:table-cell/>
          <table:table-cell table:formula="of:=[.A183]-[.A182]" office:value-type="float" office:value="0.00192000000000014">
            <text:p>0.00192</text:p>
          </table:table-cell>
          <table:table-cell table:formula="of:=[.D183]*1000000" office:value-type="float" office:value="1920.00000000014">
            <text:p>1920.0000000002</text:p>
          </table:table-cell>
          <table:table-cell/>
          <table:table-cell office:value-type="float" office:value="1919.99999999992">
            <text:p>1919.9999999999</text:p>
          </table:table-cell>
          <table:table-cell/>
          <table:table-cell table:formula="of:=([.G183]-[.E183])/[.E183]*100" office:value-type="float" office:value="-0.0000000000115581618350301">
            <text:p>-1.15581618350301E-011</text:p>
          </table:table-cell>
          <table:table-cell table:formula="of:=IF(ABS([.I18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8822">
            <text:p>1.68822</text:p>
          </table:table-cell>
          <table:table-cell office:value-type="float" office:value="1">
            <text:p>1</text:p>
          </table:table-cell>
          <table:table-cell/>
          <table:table-cell table:formula="of:=[.A184]-[.A183]" office:value-type="float" office:value="0.000709999999999988">
            <text:p>0.00071</text:p>
          </table:table-cell>
          <table:table-cell table:formula="of:=[.D184]*1000000" office:value-type="float" office:value="709.999999999988">
            <text:p>71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84]-[.E184])/[.E184]*100" office:value-type="float" office:value="-4.22535211267254">
            <text:p>-4.2253521127</text:p>
          </table:table-cell>
          <table:table-cell table:formula="of:=IF(ABS([.I18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8887">
            <text:p>1.68887</text:p>
          </table:table-cell>
          <table:table-cell office:value-type="float" office:value="0">
            <text:p>0</text:p>
          </table:table-cell>
          <table:table-cell/>
          <table:table-cell table:formula="of:=[.A185]-[.A184]" office:value-type="float" office:value="0.000650000000000039">
            <text:p>0.00065</text:p>
          </table:table-cell>
          <table:table-cell table:formula="of:=[.D185]*1000000" office:value-type="float" office:value="650.000000000039">
            <text:p>650</text:p>
          </table:table-cell>
          <table:table-cell/>
          <table:table-cell office:value-type="float" office:value="669.999999999948">
            <text:p>669.9999999999</text:p>
          </table:table-cell>
          <table:table-cell/>
          <table:table-cell table:formula="of:=([.G185]-[.E185])/[.E185]*100" office:value-type="float" office:value="3.07692307690888">
            <text:p>3.0769230769</text:p>
          </table:table-cell>
          <table:table-cell table:formula="of:=IF(ABS([.I18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8958">
            <text:p>1.68958</text:p>
          </table:table-cell>
          <table:table-cell office:value-type="float" office:value="1">
            <text:p>1</text:p>
          </table:table-cell>
          <table:table-cell/>
          <table:table-cell table:formula="of:=[.A186]-[.A185]" office:value-type="float" office:value="0.000709999999999988">
            <text:p>0.00071</text:p>
          </table:table-cell>
          <table:table-cell table:formula="of:=[.D186]*1000000" office:value-type="float" office:value="709.999999999988">
            <text:p>710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86]-[.E186])/[.E186]*100" office:value-type="float" office:value="-2.81690140843792">
            <text:p>-2.8169014084</text:p>
          </table:table-cell>
          <table:table-cell table:formula="of:=IF(ABS([.I18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147">
            <text:p>1.69147</text:p>
          </table:table-cell>
          <table:table-cell office:value-type="float" office:value="0">
            <text:p>0</text:p>
          </table:table-cell>
          <table:table-cell/>
          <table:table-cell table:formula="of:=[.A187]-[.A186]" office:value-type="float" office:value="0.00188999999999995">
            <text:p>0.00189</text:p>
          </table:table-cell>
          <table:table-cell table:formula="of:=[.D187]*1000000" office:value-type="float" office:value="1889.99999999995">
            <text:p>1890</text:p>
          </table:table-cell>
          <table:table-cell/>
          <table:table-cell office:value-type="float" office:value="1920.00000000014">
            <text:p>1920.0000000002</text:p>
          </table:table-cell>
          <table:table-cell/>
          <table:table-cell table:formula="of:=([.G187]-[.E187])/[.E187]*100" office:value-type="float" office:value="1.58730158731203">
            <text:p>1.5873015873</text:p>
          </table:table-cell>
          <table:table-cell table:formula="of:=IF(ABS([.I18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219">
            <text:p>1.69219</text:p>
          </table:table-cell>
          <table:table-cell office:value-type="float" office:value="1">
            <text:p>1</text:p>
          </table:table-cell>
          <table:table-cell/>
          <table:table-cell table:formula="of:=[.A188]-[.A187]" office:value-type="float" office:value="0.000720000000000054">
            <text:p>0.00072</text:p>
          </table:table-cell>
          <table:table-cell table:formula="of:=[.D188]*1000000" office:value-type="float" office:value="720.000000000054">
            <text:p>72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88]-[.E188])/[.E188]*100" office:value-type="float" office:value="-5.5555555555607">
            <text:p>-5.5555555556</text:p>
          </table:table-cell>
          <table:table-cell table:formula="of:=IF(ABS([.I18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283">
            <text:p>1.69283</text:p>
          </table:table-cell>
          <table:table-cell office:value-type="float" office:value="0">
            <text:p>0</text:p>
          </table:table-cell>
          <table:table-cell/>
          <table:table-cell table:formula="of:=[.A189]-[.A188]" office:value-type="float" office:value="0.000639999999999974">
            <text:p>0.00064</text:p>
          </table:table-cell>
          <table:table-cell table:formula="of:=[.D189]*1000000" office:value-type="float" office:value="639.999999999974">
            <text:p>64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89]-[.E189])/[.E189]*100" office:value-type="float" office:value="6.25000000000649">
            <text:p>6.25</text:p>
          </table:table-cell>
          <table:table-cell table:formula="of:=IF(ABS([.I18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355">
            <text:p>1.69355</text:p>
          </table:table-cell>
          <table:table-cell office:value-type="float" office:value="1">
            <text:p>1</text:p>
          </table:table-cell>
          <table:table-cell/>
          <table:table-cell table:formula="of:=[.A190]-[.A189]" office:value-type="float" office:value="0.000720000000000054">
            <text:p>0.00072</text:p>
          </table:table-cell>
          <table:table-cell table:formula="of:=[.D190]*1000000" office:value-type="float" office:value="720.000000000054">
            <text:p>720.0000000001</text:p>
          </table:table-cell>
          <table:table-cell/>
          <table:table-cell office:value-type="float" office:value="679.999999999792">
            <text:p>679.9999999998</text:p>
          </table:table-cell>
          <table:table-cell/>
          <table:table-cell table:formula="of:=([.G190]-[.E190])/[.E190]*100" office:value-type="float" office:value="-5.55555555559154">
            <text:p>-5.5555555556</text:p>
          </table:table-cell>
          <table:table-cell table:formula="of:=IF(ABS([.I19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419">
            <text:p>1.69419</text:p>
          </table:table-cell>
          <table:table-cell office:value-type="float" office:value="0">
            <text:p>0</text:p>
          </table:table-cell>
          <table:table-cell/>
          <table:table-cell table:formula="of:=[.A191]-[.A190]" office:value-type="float" office:value="0.000639999999999974">
            <text:p>0.00064</text:p>
          </table:table-cell>
          <table:table-cell table:formula="of:=[.D191]*1000000" office:value-type="float" office:value="639.999999999974">
            <text:p>64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91]-[.E191])/[.E191]*100" office:value-type="float" office:value="6.25000000000649">
            <text:p>6.25</text:p>
          </table:table-cell>
          <table:table-cell table:formula="of:=IF(ABS([.I191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491">
            <text:p>1.69491</text:p>
          </table:table-cell>
          <table:table-cell office:value-type="float" office:value="1">
            <text:p>1</text:p>
          </table:table-cell>
          <table:table-cell/>
          <table:table-cell table:formula="of:=[.A192]-[.A191]" office:value-type="float" office:value="0.000720000000000054">
            <text:p>0.00072</text:p>
          </table:table-cell>
          <table:table-cell table:formula="of:=[.D192]*1000000" office:value-type="float" office:value="720.000000000054">
            <text:p>72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92]-[.E192])/[.E192]*100" office:value-type="float" office:value="-5.5555555555607">
            <text:p>-5.5555555556</text:p>
          </table:table-cell>
          <table:table-cell table:formula="of:=IF(ABS([.I19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555">
            <text:p>1.69555</text:p>
          </table:table-cell>
          <table:table-cell office:value-type="float" office:value="0">
            <text:p>0</text:p>
          </table:table-cell>
          <table:table-cell/>
          <table:table-cell table:formula="of:=[.A193]-[.A192]" office:value-type="float" office:value="0.000639999999999752">
            <text:p>0.00064</text:p>
          </table:table-cell>
          <table:table-cell table:formula="of:=[.D193]*1000000" office:value-type="float" office:value="639.999999999752">
            <text:p>63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93]-[.E193])/[.E193]*100" office:value-type="float" office:value="6.25000000004335">
            <text:p>6.25</text:p>
          </table:table-cell>
          <table:table-cell table:formula="of:=IF(ABS([.I193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626">
            <text:p>1.69626</text:p>
          </table:table-cell>
          <table:table-cell office:value-type="float" office:value="1">
            <text:p>1</text:p>
          </table:table-cell>
          <table:table-cell/>
          <table:table-cell table:formula="of:=[.A194]-[.A193]" office:value-type="float" office:value="0.00071000000000021">
            <text:p>0.00071</text:p>
          </table:table-cell>
          <table:table-cell table:formula="of:=[.D194]*1000000" office:value-type="float" office:value="710.00000000021">
            <text:p>710.0000000002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94]-[.E194])/[.E194]*100" office:value-type="float" office:value="-4.22535211270249">
            <text:p>-4.2253521127</text:p>
          </table:table-cell>
          <table:table-cell table:formula="of:=IF(ABS([.I19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691">
            <text:p>1.69691</text:p>
          </table:table-cell>
          <table:table-cell office:value-type="float" office:value="0">
            <text:p>0</text:p>
          </table:table-cell>
          <table:table-cell/>
          <table:table-cell table:formula="of:=[.A195]-[.A194]" office:value-type="float" office:value="0.000649999999999817">
            <text:p>0.00065</text:p>
          </table:table-cell>
          <table:table-cell table:formula="of:=[.D195]*1000000" office:value-type="float" office:value="649.999999999817">
            <text:p>64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95]-[.E195])/[.E195]*100" office:value-type="float" office:value="4.61538461541613">
            <text:p>4.6153846154</text:p>
          </table:table-cell>
          <table:table-cell table:formula="of:=IF(ABS([.I19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76">
            <text:p>1.6976</text:p>
          </table:table-cell>
          <table:table-cell office:value-type="float" office:value="1">
            <text:p>1</text:p>
          </table:table-cell>
          <table:table-cell/>
          <table:table-cell table:formula="of:=[.A196]-[.A195]" office:value-type="float" office:value="0.000690000000000079">
            <text:p>0.00069</text:p>
          </table:table-cell>
          <table:table-cell table:formula="of:=[.D196]*1000000" office:value-type="float" office:value="690.000000000079">
            <text:p>69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196]-[.E196])/[.E196]*100" office:value-type="float" office:value="-1.44927536232818">
            <text:p>-1.4492753623</text:p>
          </table:table-cell>
          <table:table-cell table:formula="of:=IF(ABS([.I19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829">
            <text:p>1.69829</text:p>
          </table:table-cell>
          <table:table-cell office:value-type="float" office:value="0">
            <text:p>0</text:p>
          </table:table-cell>
          <table:table-cell/>
          <table:table-cell table:formula="of:=[.A197]-[.A196]" office:value-type="float" office:value="0.000690000000000079">
            <text:p>0.00069</text:p>
          </table:table-cell>
          <table:table-cell table:formula="of:=[.D197]*1000000" office:value-type="float" office:value="690.000000000079">
            <text:p>690.0000000001</text:p>
          </table:table-cell>
          <table:table-cell/>
          <table:table-cell office:value-type="float" office:value="689.999999999857">
            <text:p>689.9999999999</text:p>
          </table:table-cell>
          <table:table-cell/>
          <table:table-cell table:formula="of:=([.G197]-[.E197])/[.E197]*100" office:value-type="float" office:value="-0.0000000000321783179812015">
            <text:p>-3.21783179812015E-011</text:p>
          </table:table-cell>
          <table:table-cell table:formula="of:=IF(ABS([.I19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699">
            <text:p>1.699</text:p>
          </table:table-cell>
          <table:table-cell office:value-type="float" office:value="1">
            <text:p>1</text:p>
          </table:table-cell>
          <table:table-cell/>
          <table:table-cell table:formula="of:=[.A198]-[.A197]" office:value-type="float" office:value="0.000709999999999988">
            <text:p>0.00071</text:p>
          </table:table-cell>
          <table:table-cell table:formula="of:=[.D198]*1000000" office:value-type="float" office:value="709.999999999988">
            <text:p>710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198]-[.E198])/[.E198]*100" office:value-type="float" office:value="-2.81690140843792">
            <text:p>-2.8169014084</text:p>
          </table:table-cell>
          <table:table-cell table:formula="of:=IF(ABS([.I19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0089">
            <text:p>1.70089</text:p>
          </table:table-cell>
          <table:table-cell office:value-type="float" office:value="0">
            <text:p>0</text:p>
          </table:table-cell>
          <table:table-cell/>
          <table:table-cell table:formula="of:=[.A199]-[.A198]" office:value-type="float" office:value="0.00188999999999995">
            <text:p>0.00189</text:p>
          </table:table-cell>
          <table:table-cell table:formula="of:=[.D199]*1000000" office:value-type="float" office:value="1889.99999999995">
            <text:p>1890</text:p>
          </table:table-cell>
          <table:table-cell/>
          <table:table-cell office:value-type="float" office:value="1920.00000000014">
            <text:p>1920.0000000002</text:p>
          </table:table-cell>
          <table:table-cell/>
          <table:table-cell table:formula="of:=([.G199]-[.E199])/[.E199]*100" office:value-type="float" office:value="1.58730158731203">
            <text:p>1.5873015873</text:p>
          </table:table-cell>
          <table:table-cell table:formula="of:=IF(ABS([.I19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0161">
            <text:p>1.70161</text:p>
          </table:table-cell>
          <table:table-cell office:value-type="float" office:value="1">
            <text:p>1</text:p>
          </table:table-cell>
          <table:table-cell/>
          <table:table-cell table:formula="of:=[.A200]-[.A199]" office:value-type="float" office:value="0.000720000000000054">
            <text:p>0.00072</text:p>
          </table:table-cell>
          <table:table-cell table:formula="of:=[.D200]*1000000" office:value-type="float" office:value="720.000000000054">
            <text:p>72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200]-[.E200])/[.E200]*100" office:value-type="float" office:value="-5.5555555555607">
            <text:p>-5.5555555556</text:p>
          </table:table-cell>
          <table:table-cell table:formula="of:=IF(ABS([.I20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0225">
            <text:p>1.70225</text:p>
          </table:table-cell>
          <table:table-cell office:value-type="float" office:value="0">
            <text:p>0</text:p>
          </table:table-cell>
          <table:table-cell/>
          <table:table-cell table:formula="of:=[.A201]-[.A200]" office:value-type="float" office:value="0.000639999999999974">
            <text:p>0.00064</text:p>
          </table:table-cell>
          <table:table-cell table:formula="of:=[.D201]*1000000" office:value-type="float" office:value="639.999999999974">
            <text:p>640</text:p>
          </table:table-cell>
          <table:table-cell/>
          <table:table-cell office:value-type="float" office:value="1919.9999999997">
            <text:p>1919.9999999997</text:p>
          </table:table-cell>
          <table:table-cell/>
          <table:table-cell table:formula="of:=([.G201]-[.E201])/[.E201]*100" office:value-type="float" office:value="199.999999999965">
            <text:p>200</text:p>
          </table:table-cell>
          <table:table-cell table:formula="of:=IF(ABS([.I201])&gt;10;&quot;&gt;10%&quot;;&quot; &quot;)" office:value-type="string" office:string-value="&gt;10%">
            <text:p>&gt;10%</text:p>
          </table:table-cell>
        </table:table-row>
        <table:table-row table:style-name="ro1">
          <table:table-cell office:value-type="float" office:value="1.70297">
            <text:p>1.70297</text:p>
          </table:table-cell>
          <table:table-cell office:value-type="float" office:value="1">
            <text:p>1</text:p>
          </table:table-cell>
          <table:table-cell/>
          <table:table-cell table:formula="of:=[.A202]-[.A201]" office:value-type="float" office:value="0.000720000000000054">
            <text:p>0.00072</text:p>
          </table:table-cell>
          <table:table-cell table:formula="of:=[.D202]*1000000" office:value-type="float" office:value="720.000000000054">
            <text:p>72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202]-[.E202])/[.E202]*100" office:value-type="float" office:value="-5.5555555555607">
            <text:p>-5.5555555556</text:p>
          </table:table-cell>
          <table:table-cell table:formula="of:=IF(ABS([.I20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0361">
            <text:p>1.70361</text:p>
          </table:table-cell>
          <table:table-cell office:value-type="float" office:value="0">
            <text:p>0</text:p>
          </table:table-cell>
          <table:table-cell/>
          <table:table-cell table:formula="of:=[.A203]-[.A202]" office:value-type="float" office:value="0.000639999999999974">
            <text:p>0.00064</text:p>
          </table:table-cell>
          <table:table-cell table:formula="of:=[.D203]*1000000" office:value-type="float" office:value="639.999999999974">
            <text:p>640</text:p>
          </table:table-cell>
          <table:table-cell/>
          <table:table-cell office:value-type="float" office:value="1920.00000000014">
            <text:p>1920.0000000002</text:p>
          </table:table-cell>
          <table:table-cell/>
          <table:table-cell table:formula="of:=([.G203]-[.E203])/[.E203]*100" office:value-type="float" office:value="200.000000000035">
            <text:p>200</text:p>
          </table:table-cell>
          <table:table-cell table:formula="of:=IF(ABS([.I203])&gt;10;&quot;&gt;10%&quot;;&quot; &quot;)" office:value-type="string" office:string-value="&gt;10%">
            <text:p>&gt;10%</text:p>
          </table:table-cell>
        </table:table-row>
        <table:table-row table:style-name="ro1">
          <table:table-cell office:value-type="float" office:value="1.70433">
            <text:p>1.70433</text:p>
          </table:table-cell>
          <table:table-cell office:value-type="float" office:value="1">
            <text:p>1</text:p>
          </table:table-cell>
          <table:table-cell/>
          <table:table-cell table:formula="of:=[.A204]-[.A203]" office:value-type="float" office:value="0.000720000000000054">
            <text:p>0.00072</text:p>
          </table:table-cell>
          <table:table-cell table:formula="of:=[.D204]*1000000" office:value-type="float" office:value="720.000000000054">
            <text:p>720.0000000001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204]-[.E204])/[.E204]*100" office:value-type="float" office:value="-4.1666666666628">
            <text:p>-4.1666666667</text:p>
          </table:table-cell>
          <table:table-cell table:formula="of:=IF(ABS([.I204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0622">
            <text:p>1.70622</text:p>
          </table:table-cell>
          <table:table-cell office:value-type="float" office:value="0">
            <text:p>0</text:p>
          </table:table-cell>
          <table:table-cell/>
          <table:table-cell table:formula="of:=[.A205]-[.A204]" office:value-type="float" office:value="0.00188999999999995">
            <text:p>0.00189</text:p>
          </table:table-cell>
          <table:table-cell table:formula="of:=[.D205]*1000000" office:value-type="float" office:value="1889.99999999995">
            <text:p>1890</text:p>
          </table:table-cell>
          <table:table-cell/>
          <table:table-cell office:value-type="float" office:value="1919.99999999992">
            <text:p>1919.9999999999</text:p>
          </table:table-cell>
          <table:table-cell/>
          <table:table-cell table:formula="of:=([.G205]-[.E205])/[.E205]*100" office:value-type="float" office:value="1.58730158730028">
            <text:p>1.5873015873</text:p>
          </table:table-cell>
          <table:table-cell table:formula="of:=IF(ABS([.I205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0691">
            <text:p>1.70691</text:p>
          </table:table-cell>
          <table:table-cell office:value-type="float" office:value="1">
            <text:p>1</text:p>
          </table:table-cell>
          <table:table-cell/>
          <table:table-cell table:formula="of:=[.A206]-[.A205]" office:value-type="float" office:value="0.000690000000000079">
            <text:p>0.00069</text:p>
          </table:table-cell>
          <table:table-cell table:formula="of:=[.D206]*1000000" office:value-type="float" office:value="690.000000000079">
            <text:p>690.0000000001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206]-[.E206])/[.E206]*100" office:value-type="float" office:value="-1.44927536232818">
            <text:p>-1.4492753623</text:p>
          </table:table-cell>
          <table:table-cell table:formula="of:=IF(ABS([.I206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0758">
            <text:p>1.70758</text:p>
          </table:table-cell>
          <table:table-cell office:value-type="float" office:value="0">
            <text:p>0</text:p>
          </table:table-cell>
          <table:table-cell/>
          <table:table-cell table:formula="of:=[.A207]-[.A206]" office:value-type="float" office:value="0.000669999999999948">
            <text:p>0.00067</text:p>
          </table:table-cell>
          <table:table-cell table:formula="of:=[.D207]*1000000" office:value-type="float" office:value="669.999999999948">
            <text:p>669.9999999999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207]-[.E207])/[.E207]*100" office:value-type="float" office:value="1.49253731344272">
            <text:p>1.4925373134</text:p>
          </table:table-cell>
          <table:table-cell table:formula="of:=IF(ABS([.I207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0829">
            <text:p>1.70829</text:p>
          </table:table-cell>
          <table:table-cell office:value-type="float" office:value="1">
            <text:p>1</text:p>
          </table:table-cell>
          <table:table-cell/>
          <table:table-cell table:formula="of:=[.A208]-[.A207]" office:value-type="float" office:value="0.000709999999999988">
            <text:p>0.00071</text:p>
          </table:table-cell>
          <table:table-cell table:formula="of:=[.D208]*1000000" office:value-type="float" office:value="709.999999999988">
            <text:p>71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208]-[.E208])/[.E208]*100" office:value-type="float" office:value="-4.22535211267254">
            <text:p>-4.2253521127</text:p>
          </table:table-cell>
          <table:table-cell table:formula="of:=IF(ABS([.I208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1018">
            <text:p>1.71018</text:p>
          </table:table-cell>
          <table:table-cell office:value-type="float" office:value="0">
            <text:p>0</text:p>
          </table:table-cell>
          <table:table-cell/>
          <table:table-cell table:formula="of:=[.A209]-[.A208]" office:value-type="float" office:value="0.00188999999999995">
            <text:p>0.00189</text:p>
          </table:table-cell>
          <table:table-cell table:formula="of:=[.D209]*1000000" office:value-type="float" office:value="1889.99999999995">
            <text:p>1890</text:p>
          </table:table-cell>
          <table:table-cell/>
          <table:table-cell office:value-type="float" office:value="1919.99999999992">
            <text:p>1919.9999999999</text:p>
          </table:table-cell>
          <table:table-cell/>
          <table:table-cell table:formula="of:=([.G209]-[.E209])/[.E209]*100" office:value-type="float" office:value="1.58730158730028">
            <text:p>1.5873015873</text:p>
          </table:table-cell>
          <table:table-cell table:formula="of:=IF(ABS([.I209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1089">
            <text:p>1.71089</text:p>
          </table:table-cell>
          <table:table-cell office:value-type="float" office:value="1">
            <text:p>1</text:p>
          </table:table-cell>
          <table:table-cell/>
          <table:table-cell table:formula="of:=[.A210]-[.A209]" office:value-type="float" office:value="0.000709999999999988">
            <text:p>0.00071</text:p>
          </table:table-cell>
          <table:table-cell table:formula="of:=[.D210]*1000000" office:value-type="float" office:value="709.999999999988">
            <text:p>710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210]-[.E210])/[.E210]*100" office:value-type="float" office:value="-4.22535211267254">
            <text:p>-4.2253521127</text:p>
          </table:table-cell>
          <table:table-cell table:formula="of:=IF(ABS([.I210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1154">
            <text:p>1.71154</text:p>
          </table:table-cell>
          <table:table-cell office:value-type="float" office:value="0">
            <text:p>0</text:p>
          </table:table-cell>
          <table:table-cell/>
          <table:table-cell table:formula="of:=[.A211]-[.A210]" office:value-type="float" office:value="0.000650000000000039">
            <text:p>0.00065</text:p>
          </table:table-cell>
          <table:table-cell table:formula="of:=[.D211]*1000000" office:value-type="float" office:value="650.000000000039">
            <text:p>650</text:p>
          </table:table-cell>
          <table:table-cell/>
          <table:table-cell office:value-type="float" office:value="1920.00000000014">
            <text:p>1920.0000000002</text:p>
          </table:table-cell>
          <table:table-cell/>
          <table:table-cell table:formula="of:=([.G211]-[.E211])/[.E211]*100" office:value-type="float" office:value="195.38461538462">
            <text:p>195.3846153846</text:p>
          </table:table-cell>
          <table:table-cell table:formula="of:=IF(ABS([.I211])&gt;10;&quot;&gt;10%&quot;;&quot; &quot;)" office:value-type="string" office:string-value="&gt;10%">
            <text:p>&gt;10%</text:p>
          </table:table-cell>
        </table:table-row>
        <table:table-row table:style-name="ro1">
          <table:table-cell office:value-type="float" office:value="1.71225">
            <text:p>1.71225</text:p>
          </table:table-cell>
          <table:table-cell office:value-type="float" office:value="1">
            <text:p>1</text:p>
          </table:table-cell>
          <table:table-cell/>
          <table:table-cell table:formula="of:=[.A212]-[.A211]" office:value-type="float" office:value="0.000709999999999988">
            <text:p>0.00071</text:p>
          </table:table-cell>
          <table:table-cell table:formula="of:=[.D212]*1000000" office:value-type="float" office:value="709.999999999988">
            <text:p>710</text:p>
          </table:table-cell>
          <table:table-cell/>
          <table:table-cell office:value-type="float" office:value="689.999999999635">
            <text:p>689.9999999996</text:p>
          </table:table-cell>
          <table:table-cell/>
          <table:table-cell table:formula="of:=([.G212]-[.E212])/[.E212]*100" office:value-type="float" office:value="-2.81690140850048">
            <text:p>-2.8169014085</text:p>
          </table:table-cell>
          <table:table-cell table:formula="of:=IF(ABS([.I212])&gt;10;&quot;&gt;10%&quot;;&quot; &quot;)" office:value-type="string" office:string-value=" ">
            <text:p><text:s/></text:p>
          </table:table-cell>
        </table:table-row>
        <table:table-row table:style-name="ro1">
          <table:table-cell office:value-type="float" office:value="1.71416">
            <text:p>1.71416</text:p>
          </table:table-cell>
          <table:table-cell office:value-type="float" office:value="0">
            <text:p>0</text:p>
          </table:table-cell>
          <table:table-cell/>
          <table:table-cell table:formula="of:=[.A213]-[.A212]" office:value-type="float" office:value="0.00191000000000008">
            <text:p>0.00191</text:p>
          </table:table-cell>
          <table:table-cell table:formula="of:=[.D213]*1000000" office:value-type="float" office:value="1910.00000000008">
            <text:p>1910.0000000001</text:p>
          </table:table-cell>
          <table:table-cell/>
          <table:table-cell office:value-type="float" office:value="690.000000000079">
            <text:p>690.0000000001</text:p>
          </table:table-cell>
          <table:table-cell/>
          <table:table-cell table:formula="of:=([.G213]-[.E213])/[.E213]*100" office:value-type="float" office:value="-63.8743455497355">
            <text:p>-63.8743455497</text:p>
          </table:table-cell>
          <table:table-cell table:formula="of:=IF(ABS([.I213])&gt;10;&quot;&gt;10%&quot;;&quot; &quot;)" office:value-type="string" office:string-value="&gt;10%">
            <text:p>&gt;10%</text:p>
          </table:table-cell>
        </table:table-row>
        <table:table-row table:style-name="ro1">
          <table:table-cell office:value-type="float" office:value="1.71487">
            <text:p>1.71487</text:p>
          </table:table-cell>
          <table:table-cell office:value-type="float" office:value="1">
            <text:p>1</text:p>
          </table:table-cell>
          <table:table-cell/>
          <table:table-cell table:formula="of:=[.A214]-[.A213]" office:value-type="float" office:value="0.000709999999999766">
            <text:p>0.00071</text:p>
          </table:table-cell>
          <table:table-cell table:formula="of:=[.D214]*1000000" office:value-type="float" office:value="709.999999999766">
            <text:p>709.9999999998</text:p>
          </table:table-cell>
          <table:table-cell/>
          <table:table-cell office:value-type="float" office:value="680.000000000014">
            <text:p>680</text:p>
          </table:table-cell>
          <table:table-cell/>
          <table:table-cell table:formula="of:=([.G214]-[.E214])/[.E214]*100" office:value-type="float" office:value="-4.22535211264259">
            <text:p>-4.2253521126</text:p>
          </table:table-cell>
          <table:table-cell table:formula="of:=IF(ABS([.I214])&gt;10;&quot;&gt;10%&quot;;&quot; &quot;)" office:value-type="string" office:string-value=" 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5T11:13:40.53</dc:date>
    <meta:document-statistic meta:table-count="1" meta:cell-count="1483" meta:object-count="0"/>
    <meta:generator>LibreOffice/4.0.3.3$Windows_x86 LibreOffice_project/0eaa50a932c8f2199a615e1eb30f7ac74279539</meta:generator>
  </office:meta>
</office:document-meta>
</file>